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75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0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0"/>
        </table:table-row>
        <table:table-row table:style-name="ro1">
          <table:table-cell office:value-type="float" office:value="43821400" calcext:value-type="float">
            <text:p>43821400</text:p>
          </table:table-cell>
          <table:table-cell office:value-type="float" office:value="43813300" calcext:value-type="float">
            <text:p>43813300</text:p>
          </table:table-cell>
          <table:table-cell office:value-type="float" office:value="43810400" calcext:value-type="float">
            <text:p>43810400</text:p>
          </table:table-cell>
          <table:table-cell office:value-type="float" office:value="43818600" calcext:value-type="float">
            <text:p>43818600</text:p>
          </table:table-cell>
          <table:table-cell office:value-type="float" office:value="43800400" calcext:value-type="float">
            <text:p>43800400</text:p>
          </table:table-cell>
          <table:table-cell office:value-type="float" office:value="43795200" calcext:value-type="float">
            <text:p>43795200</text:p>
          </table:table-cell>
          <table:table-cell office:value-type="float" office:value="43814800" calcext:value-type="float">
            <text:p>43814800</text:p>
          </table:table-cell>
          <table:table-cell office:value-type="float" office:value="43797200" calcext:value-type="float">
            <text:p>43797200</text:p>
          </table:table-cell>
          <table:table-cell office:value-type="float" office:value="43795900" calcext:value-type="float">
            <text:p>43795900</text:p>
          </table:table-cell>
          <table:table-cell office:value-type="float" office:value="43787800" calcext:value-type="float">
            <text:p>43787800</text:p>
          </table:table-cell>
          <table:table-cell office:value-type="float" office:value="43803600" calcext:value-type="float">
            <text:p>43803600</text:p>
          </table:table-cell>
          <table:table-cell office:value-type="float" office:value="43815100" calcext:value-type="float">
            <text:p>43815100</text:p>
          </table:table-cell>
          <table:table-cell office:value-type="float" office:value="43822300" calcext:value-type="float">
            <text:p>43822300</text:p>
          </table:table-cell>
          <table:table-cell office:value-type="float" office:value="43814400" calcext:value-type="float">
            <text:p>43814400</text:p>
          </table:table-cell>
          <table:table-cell office:value-type="float" office:value="43817600" calcext:value-type="float">
            <text:p>43817600</text:p>
          </table:table-cell>
          <table:table-cell office:value-type="float" office:value="43788800" calcext:value-type="float">
            <text:p>43788800</text:p>
          </table:table-cell>
          <table:table-cell office:value-type="float" office:value="43815000" calcext:value-type="float">
            <text:p>43815000</text:p>
          </table:table-cell>
          <table:table-cell office:value-type="float" office:value="43813300" calcext:value-type="float">
            <text:p>43813300</text:p>
          </table:table-cell>
          <table:table-cell office:value-type="float" office:value="43815600" calcext:value-type="float">
            <text:p>43815600</text:p>
          </table:table-cell>
          <table:table-cell office:value-type="float" office:value="43811200" calcext:value-type="float">
            <text:p>43811200</text:p>
          </table:table-cell>
          <table:table-cell office:value-type="float" office:value="44979600" calcext:value-type="float">
            <text:p>44979600</text:p>
          </table:table-cell>
          <table:table-cell office:value-type="float" office:value="44998300" calcext:value-type="float">
            <text:p>44998300</text:p>
          </table:table-cell>
          <table:table-cell office:value-type="float" office:value="44985300" calcext:value-type="float">
            <text:p>44985300</text:p>
          </table:table-cell>
          <table:table-cell office:value-type="float" office:value="44995000" calcext:value-type="float">
            <text:p>44995000</text:p>
          </table:table-cell>
          <table:table-cell office:value-type="float" office:value="44997200" calcext:value-type="float">
            <text:p>44997200</text:p>
          </table:table-cell>
          <table:table-cell office:value-type="float" office:value="44996500" calcext:value-type="float">
            <text:p>44996500</text:p>
          </table:table-cell>
          <table:table-cell office:value-type="float" office:value="44997600" calcext:value-type="float">
            <text:p>44997600</text:p>
          </table:table-cell>
          <table:table-cell office:value-type="float" office:value="44987800" calcext:value-type="float">
            <text:p>44987800</text:p>
          </table:table-cell>
          <table:table-cell office:value-type="float" office:value="44999500" calcext:value-type="float">
            <text:p>44999500</text:p>
          </table:table-cell>
          <table:table-cell office:value-type="float" office:value="44995800" calcext:value-type="float">
            <text:p>44995800</text:p>
          </table:table-cell>
          <table:table-cell office:value-type="float" office:value="44986200" calcext:value-type="float">
            <text:p>44986200</text:p>
          </table:table-cell>
          <table:table-cell office:value-type="float" office:value="44982600" calcext:value-type="float">
            <text:p>44982600</text:p>
          </table:table-cell>
          <table:table-cell office:value-type="float" office:value="44989200" calcext:value-type="float">
            <text:p>44989200</text:p>
          </table:table-cell>
          <table:table-cell office:value-type="float" office:value="44988700" calcext:value-type="float">
            <text:p>44988700</text:p>
          </table:table-cell>
          <table:table-cell office:value-type="float" office:value="44980000" calcext:value-type="float">
            <text:p>44980000</text:p>
          </table:table-cell>
          <table:table-cell office:value-type="float" office:value="44993100" calcext:value-type="float">
            <text:p>44993100</text:p>
          </table:table-cell>
          <table:table-cell office:value-type="float" office:value="44988200" calcext:value-type="float">
            <text:p>44988200</text:p>
          </table:table-cell>
          <table:table-cell office:value-type="float" office:value="44987100" calcext:value-type="float">
            <text:p>44987100</text:p>
          </table:table-cell>
          <table:table-cell office:value-type="float" office:value="44984600" calcext:value-type="float">
            <text:p>44984600</text:p>
          </table:table-cell>
          <table:table-cell office:value-type="float" office:value="44979600" calcext:value-type="float">
            <text:p>44979600</text:p>
          </table:table-cell>
          <table:table-cell office:value-type="float" office:value="45889900" calcext:value-type="float">
            <text:p>45889900</text:p>
          </table:table-cell>
          <table:table-cell office:value-type="float" office:value="45892900" calcext:value-type="float">
            <text:p>45892900</text:p>
          </table:table-cell>
          <table:table-cell office:value-type="float" office:value="45882700" calcext:value-type="float">
            <text:p>45882700</text:p>
          </table:table-cell>
          <table:table-cell office:value-type="float" office:value="45887500" calcext:value-type="float">
            <text:p>45887500</text:p>
          </table:table-cell>
          <table:table-cell office:value-type="float" office:value="45892600" calcext:value-type="float">
            <text:p>45892600</text:p>
          </table:table-cell>
          <table:table-cell office:value-type="float" office:value="45886900" calcext:value-type="float">
            <text:p>45886900</text:p>
          </table:table-cell>
          <table:table-cell office:value-type="float" office:value="45886100" calcext:value-type="float">
            <text:p>45886100</text:p>
          </table:table-cell>
          <table:table-cell office:value-type="float" office:value="45887500" calcext:value-type="float">
            <text:p>45887500</text:p>
          </table:table-cell>
          <table:table-cell office:value-type="float" office:value="45885600" calcext:value-type="float">
            <text:p>45885600</text:p>
          </table:table-cell>
          <table:table-cell office:value-type="float" office:value="45886400" calcext:value-type="float">
            <text:p>45886400</text:p>
          </table:table-cell>
          <table:table-cell office:value-type="float" office:value="45882600" calcext:value-type="float">
            <text:p>45882600</text:p>
          </table:table-cell>
          <table:table-cell office:value-type="float" office:value="45884300" calcext:value-type="float">
            <text:p>45884300</text:p>
          </table:table-cell>
          <table:table-cell office:value-type="float" office:value="45887600" calcext:value-type="float">
            <text:p>45887600</text:p>
          </table:table-cell>
          <table:table-cell office:value-type="float" office:value="45891900" calcext:value-type="float">
            <text:p>45891900</text:p>
          </table:table-cell>
          <table:table-cell office:value-type="float" office:value="45881200" calcext:value-type="float">
            <text:p>45881200</text:p>
          </table:table-cell>
          <table:table-cell office:value-type="float" office:value="45883300" calcext:value-type="float">
            <text:p>45883300</text:p>
          </table:table-cell>
          <table:table-cell office:value-type="float" office:value="45883600" calcext:value-type="float">
            <text:p>45883600</text:p>
          </table:table-cell>
          <table:table-cell office:value-type="float" office:value="45887200" calcext:value-type="float">
            <text:p>45887200</text:p>
          </table:table-cell>
          <table:table-cell office:value-type="float" office:value="45884900" calcext:value-type="float">
            <text:p>45884900</text:p>
          </table:table-cell>
          <table:table-cell office:value-type="float" office:value="45886700" calcext:value-type="float">
            <text:p>45886700</text:p>
          </table:table-cell>
          <table:table-cell office:value-type="float" office:value="46195100" calcext:value-type="float">
            <text:p>46195100</text:p>
          </table:table-cell>
          <table:table-cell office:value-type="float" office:value="46184200" calcext:value-type="float">
            <text:p>46184200</text:p>
          </table:table-cell>
          <table:table-cell office:value-type="float" office:value="46190600" calcext:value-type="float">
            <text:p>46190600</text:p>
          </table:table-cell>
          <table:table-cell office:value-type="float" office:value="46191100" calcext:value-type="float">
            <text:p>46191100</text:p>
          </table:table-cell>
          <table:table-cell office:value-type="float" office:value="46191800" calcext:value-type="float">
            <text:p>46191800</text:p>
          </table:table-cell>
          <table:table-cell office:value-type="float" office:value="46192600" calcext:value-type="float">
            <text:p>46192600</text:p>
          </table:table-cell>
          <table:table-cell office:value-type="float" office:value="46195000" calcext:value-type="float">
            <text:p>46195000</text:p>
          </table:table-cell>
          <table:table-cell office:value-type="float" office:value="46195500" calcext:value-type="float">
            <text:p>46195500</text:p>
          </table:table-cell>
          <table:table-cell office:value-type="float" office:value="46190200" calcext:value-type="float">
            <text:p>46190200</text:p>
          </table:table-cell>
          <table:table-cell office:value-type="float" office:value="46188600" calcext:value-type="float">
            <text:p>46188600</text:p>
          </table:table-cell>
          <table:table-cell office:value-type="float" office:value="46190600" calcext:value-type="float">
            <text:p>46190600</text:p>
          </table:table-cell>
          <table:table-cell office:value-type="float" office:value="46189400" calcext:value-type="float">
            <text:p>46189400</text:p>
          </table:table-cell>
          <table:table-cell office:value-type="float" office:value="46187700" calcext:value-type="float">
            <text:p>46187700</text:p>
          </table:table-cell>
          <table:table-cell office:value-type="float" office:value="46193800" calcext:value-type="float">
            <text:p>46193800</text:p>
          </table:table-cell>
          <table:table-cell table:number-columns-repeated="2" office:value-type="float" office:value="46192000" calcext:value-type="float">
            <text:p>46192000</text:p>
          </table:table-cell>
          <table:table-cell office:value-type="float" office:value="46187600" calcext:value-type="float">
            <text:p>46187600</text:p>
          </table:table-cell>
          <table:table-cell office:value-type="float" office:value="46188900" calcext:value-type="float">
            <text:p>46188900</text:p>
          </table:table-cell>
          <table:table-cell office:value-type="float" office:value="46190600" calcext:value-type="float">
            <text:p>46190600</text:p>
          </table:table-cell>
          <table:table-cell office:value-type="float" office:value="46197300" calcext:value-type="float">
            <text:p>46197300</text:p>
          </table:table-cell>
          <table:table-cell office:value-type="float" office:value="46289700" calcext:value-type="float">
            <text:p>46289700</text:p>
          </table:table-cell>
          <table:table-cell table:number-columns-repeated="2"/>
          <table:table-cell table:formula="of:=MAX([.A4:.CC4])" office:value-type="float" office:value="46289700" calcext:value-type="float">
            <text:p>46289700</text:p>
          </table:table-cell>
          <table:table-cell table:number-columns-repeated="3"/>
        </table:table-row>
        <table:table-row table:style-name="ro1">
          <table:table-cell office:value-type="float" office:value="43809900" calcext:value-type="float">
            <text:p>43809900</text:p>
          </table:table-cell>
          <table:table-cell office:value-type="float" office:value="43787900" calcext:value-type="float">
            <text:p>43787900</text:p>
          </table:table-cell>
          <table:table-cell office:value-type="float" office:value="43803400" calcext:value-type="float">
            <text:p>43803400</text:p>
          </table:table-cell>
          <table:table-cell office:value-type="float" office:value="43818500" calcext:value-type="float">
            <text:p>43818500</text:p>
          </table:table-cell>
          <table:table-cell office:value-type="float" office:value="43805300" calcext:value-type="float">
            <text:p>43805300</text:p>
          </table:table-cell>
          <table:table-cell office:value-type="float" office:value="43786700" calcext:value-type="float">
            <text:p>43786700</text:p>
          </table:table-cell>
          <table:table-cell office:value-type="float" office:value="43805400" calcext:value-type="float">
            <text:p>43805400</text:p>
          </table:table-cell>
          <table:table-cell office:value-type="float" office:value="43819700" calcext:value-type="float">
            <text:p>43819700</text:p>
          </table:table-cell>
          <table:table-cell office:value-type="float" office:value="43827200" calcext:value-type="float">
            <text:p>43827200</text:p>
          </table:table-cell>
          <table:table-cell office:value-type="float" office:value="43809300" calcext:value-type="float">
            <text:p>43809300</text:p>
          </table:table-cell>
          <table:table-cell office:value-type="float" office:value="43811700" calcext:value-type="float">
            <text:p>43811700</text:p>
          </table:table-cell>
          <table:table-cell office:value-type="float" office:value="43813600" calcext:value-type="float">
            <text:p>43813600</text:p>
          </table:table-cell>
          <table:table-cell office:value-type="float" office:value="43812100" calcext:value-type="float">
            <text:p>43812100</text:p>
          </table:table-cell>
          <table:table-cell office:value-type="float" office:value="43813600" calcext:value-type="float">
            <text:p>43813600</text:p>
          </table:table-cell>
          <table:table-cell office:value-type="float" office:value="43808600" calcext:value-type="float">
            <text:p>43808600</text:p>
          </table:table-cell>
          <table:table-cell office:value-type="float" office:value="43801600" calcext:value-type="float">
            <text:p>43801600</text:p>
          </table:table-cell>
          <table:table-cell office:value-type="float" office:value="43820600" calcext:value-type="float">
            <text:p>43820600</text:p>
          </table:table-cell>
          <table:table-cell office:value-type="float" office:value="43794000" calcext:value-type="float">
            <text:p>43794000</text:p>
          </table:table-cell>
          <table:table-cell office:value-type="float" office:value="43813600" calcext:value-type="float">
            <text:p>43813600</text:p>
          </table:table-cell>
          <table:table-cell office:value-type="float" office:value="43794100" calcext:value-type="float">
            <text:p>43794100</text:p>
          </table:table-cell>
          <table:table-cell office:value-type="float" office:value="44977400" calcext:value-type="float">
            <text:p>44977400</text:p>
          </table:table-cell>
          <table:table-cell office:value-type="float" office:value="44988000" calcext:value-type="float">
            <text:p>44988000</text:p>
          </table:table-cell>
          <table:table-cell office:value-type="float" office:value="44998100" calcext:value-type="float">
            <text:p>44998100</text:p>
          </table:table-cell>
          <table:table-cell office:value-type="float" office:value="44986700" calcext:value-type="float">
            <text:p>44986700</text:p>
          </table:table-cell>
          <table:table-cell office:value-type="float" office:value="44966300" calcext:value-type="float">
            <text:p>44966300</text:p>
          </table:table-cell>
          <table:table-cell office:value-type="float" office:value="44973900" calcext:value-type="float">
            <text:p>44973900</text:p>
          </table:table-cell>
          <table:table-cell office:value-type="float" office:value="44994300" calcext:value-type="float">
            <text:p>44994300</text:p>
          </table:table-cell>
          <table:table-cell office:value-type="float" office:value="44994200" calcext:value-type="float">
            <text:p>44994200</text:p>
          </table:table-cell>
          <table:table-cell office:value-type="float" office:value="44980300" calcext:value-type="float">
            <text:p>44980300</text:p>
          </table:table-cell>
          <table:table-cell office:value-type="float" office:value="44973800" calcext:value-type="float">
            <text:p>44973800</text:p>
          </table:table-cell>
          <table:table-cell office:value-type="float" office:value="44981400" calcext:value-type="float">
            <text:p>44981400</text:p>
          </table:table-cell>
          <table:table-cell office:value-type="float" office:value="44977600" calcext:value-type="float">
            <text:p>44977600</text:p>
          </table:table-cell>
          <table:table-cell office:value-type="float" office:value="44963100" calcext:value-type="float">
            <text:p>44963100</text:p>
          </table:table-cell>
          <table:table-cell office:value-type="float" office:value="44981600" calcext:value-type="float">
            <text:p>44981600</text:p>
          </table:table-cell>
          <table:table-cell office:value-type="float" office:value="44981300" calcext:value-type="float">
            <text:p>44981300</text:p>
          </table:table-cell>
          <table:table-cell office:value-type="float" office:value="44975700" calcext:value-type="float">
            <text:p>44975700</text:p>
          </table:table-cell>
          <table:table-cell office:value-type="float" office:value="44979900" calcext:value-type="float">
            <text:p>44979900</text:p>
          </table:table-cell>
          <table:table-cell office:value-type="float" office:value="44984600" calcext:value-type="float">
            <text:p>44984600</text:p>
          </table:table-cell>
          <table:table-cell office:value-type="float" office:value="44982300" calcext:value-type="float">
            <text:p>44982300</text:p>
          </table:table-cell>
          <table:table-cell office:value-type="float" office:value="44969800" calcext:value-type="float">
            <text:p>44969800</text:p>
          </table:table-cell>
          <table:table-cell office:value-type="float" office:value="45579600" calcext:value-type="float">
            <text:p>45579600</text:p>
          </table:table-cell>
          <table:table-cell office:value-type="float" office:value="45586100" calcext:value-type="float">
            <text:p>45586100</text:p>
          </table:table-cell>
          <table:table-cell office:value-type="float" office:value="45580500" calcext:value-type="float">
            <text:p>45580500</text:p>
          </table:table-cell>
          <table:table-cell table:number-columns-repeated="2" office:value-type="float" office:value="45590600" calcext:value-type="float">
            <text:p>45590600</text:p>
          </table:table-cell>
          <table:table-cell office:value-type="float" office:value="45582800" calcext:value-type="float">
            <text:p>45582800</text:p>
          </table:table-cell>
          <table:table-cell office:value-type="float" office:value="45582200" calcext:value-type="float">
            <text:p>45582200</text:p>
          </table:table-cell>
          <table:table-cell office:value-type="float" office:value="45587200" calcext:value-type="float">
            <text:p>45587200</text:p>
          </table:table-cell>
          <table:table-cell office:value-type="float" office:value="45578700" calcext:value-type="float">
            <text:p>45578700</text:p>
          </table:table-cell>
          <table:table-cell office:value-type="float" office:value="45590500" calcext:value-type="float">
            <text:p>45590500</text:p>
          </table:table-cell>
          <table:table-cell office:value-type="float" office:value="45577500" calcext:value-type="float">
            <text:p>45577500</text:p>
          </table:table-cell>
          <table:table-cell office:value-type="float" office:value="45584500" calcext:value-type="float">
            <text:p>45584500</text:p>
          </table:table-cell>
          <table:table-cell office:value-type="float" office:value="45581600" calcext:value-type="float">
            <text:p>45581600</text:p>
          </table:table-cell>
          <table:table-cell office:value-type="float" office:value="45583300" calcext:value-type="float">
            <text:p>45583300</text:p>
          </table:table-cell>
          <table:table-cell office:value-type="float" office:value="45579500" calcext:value-type="float">
            <text:p>45579500</text:p>
          </table:table-cell>
          <table:table-cell office:value-type="float" office:value="45590400" calcext:value-type="float">
            <text:p>45590400</text:p>
          </table:table-cell>
          <table:table-cell office:value-type="float" office:value="45581700" calcext:value-type="float">
            <text:p>45581700</text:p>
          </table:table-cell>
          <table:table-cell office:value-type="float" office:value="45586700" calcext:value-type="float">
            <text:p>45586700</text:p>
          </table:table-cell>
          <table:table-cell office:value-type="float" office:value="45585900" calcext:value-type="float">
            <text:p>45585900</text:p>
          </table:table-cell>
          <table:table-cell office:value-type="float" office:value="45587600" calcext:value-type="float">
            <text:p>45587600</text:p>
          </table:table-cell>
          <table:table-cell office:value-type="float" office:value="45972500" calcext:value-type="float">
            <text:p>45972500</text:p>
          </table:table-cell>
          <table:table-cell office:value-type="float" office:value="45976100" calcext:value-type="float">
            <text:p>45976100</text:p>
          </table:table-cell>
          <table:table-cell office:value-type="float" office:value="45978100" calcext:value-type="float">
            <text:p>45978100</text:p>
          </table:table-cell>
          <table:table-cell office:value-type="float" office:value="45973400" calcext:value-type="float">
            <text:p>45973400</text:p>
          </table:table-cell>
          <table:table-cell office:value-type="float" office:value="45973000" calcext:value-type="float">
            <text:p>45973000</text:p>
          </table:table-cell>
          <table:table-cell office:value-type="float" office:value="45975000" calcext:value-type="float">
            <text:p>45975000</text:p>
          </table:table-cell>
          <table:table-cell office:value-type="float" office:value="45979300" calcext:value-type="float">
            <text:p>45979300</text:p>
          </table:table-cell>
          <table:table-cell office:value-type="float" office:value="45978000" calcext:value-type="float">
            <text:p>45978000</text:p>
          </table:table-cell>
          <table:table-cell office:value-type="float" office:value="45983500" calcext:value-type="float">
            <text:p>45983500</text:p>
          </table:table-cell>
          <table:table-cell office:value-type="float" office:value="45971800" calcext:value-type="float">
            <text:p>45971800</text:p>
          </table:table-cell>
          <table:table-cell office:value-type="float" office:value="45973700" calcext:value-type="float">
            <text:p>45973700</text:p>
          </table:table-cell>
          <table:table-cell office:value-type="float" office:value="45976600" calcext:value-type="float">
            <text:p>45976600</text:p>
          </table:table-cell>
          <table:table-cell office:value-type="float" office:value="45974800" calcext:value-type="float">
            <text:p>45974800</text:p>
          </table:table-cell>
          <table:table-cell office:value-type="float" office:value="45971300" calcext:value-type="float">
            <text:p>45971300</text:p>
          </table:table-cell>
          <table:table-cell office:value-type="float" office:value="45977400" calcext:value-type="float">
            <text:p>45977400</text:p>
          </table:table-cell>
          <table:table-cell office:value-type="float" office:value="45970900" calcext:value-type="float">
            <text:p>45970900</text:p>
          </table:table-cell>
          <table:table-cell office:value-type="float" office:value="45975700" calcext:value-type="float">
            <text:p>45975700</text:p>
          </table:table-cell>
          <table:table-cell office:value-type="float" office:value="45967700" calcext:value-type="float">
            <text:p>45967700</text:p>
          </table:table-cell>
          <table:table-cell office:value-type="float" office:value="45974100" calcext:value-type="float">
            <text:p>45974100</text:p>
          </table:table-cell>
          <table:table-cell office:value-type="float" office:value="45975600" calcext:value-type="float">
            <text:p>45975600</text:p>
          </table:table-cell>
          <table:table-cell office:value-type="float" office:value="46173200" calcext:value-type="float">
            <text:p>46173200</text:p>
          </table:table-cell>
          <table:table-cell table:number-columns-repeated="2"/>
          <table:table-cell table:formula="of:=MAX([.A5:.CC5])" office:value-type="float" office:value="46173200" calcext:value-type="float">
            <text:p>46173200</text:p>
          </table:table-cell>
          <table:table-cell table:number-columns-repeated="3"/>
        </table:table-row>
        <table:table-row table:style-name="ro1">
          <table:table-cell office:value-type="float" office:value="43782100" calcext:value-type="float">
            <text:p>43782100</text:p>
          </table:table-cell>
          <table:table-cell office:value-type="float" office:value="43802200" calcext:value-type="float">
            <text:p>43802200</text:p>
          </table:table-cell>
          <table:table-cell office:value-type="float" office:value="43800100" calcext:value-type="float">
            <text:p>43800100</text:p>
          </table:table-cell>
          <table:table-cell office:value-type="float" office:value="43815400" calcext:value-type="float">
            <text:p>43815400</text:p>
          </table:table-cell>
          <table:table-cell office:value-type="float" office:value="43793500" calcext:value-type="float">
            <text:p>43793500</text:p>
          </table:table-cell>
          <table:table-cell office:value-type="float" office:value="43812900" calcext:value-type="float">
            <text:p>43812900</text:p>
          </table:table-cell>
          <table:table-cell office:value-type="float" office:value="43783700" calcext:value-type="float">
            <text:p>43783700</text:p>
          </table:table-cell>
          <table:table-cell office:value-type="float" office:value="43804000" calcext:value-type="float">
            <text:p>43804000</text:p>
          </table:table-cell>
          <table:table-cell office:value-type="float" office:value="43810800" calcext:value-type="float">
            <text:p>43810800</text:p>
          </table:table-cell>
          <table:table-cell office:value-type="float" office:value="43802400" calcext:value-type="float">
            <text:p>43802400</text:p>
          </table:table-cell>
          <table:table-cell office:value-type="float" office:value="43803500" calcext:value-type="float">
            <text:p>43803500</text:p>
          </table:table-cell>
          <table:table-cell office:value-type="float" office:value="43789600" calcext:value-type="float">
            <text:p>43789600</text:p>
          </table:table-cell>
          <table:table-cell office:value-type="float" office:value="43778600" calcext:value-type="float">
            <text:p>43778600</text:p>
          </table:table-cell>
          <table:table-cell office:value-type="float" office:value="43774700" calcext:value-type="float">
            <text:p>43774700</text:p>
          </table:table-cell>
          <table:table-cell office:value-type="float" office:value="43799700" calcext:value-type="float">
            <text:p>43799700</text:p>
          </table:table-cell>
          <table:table-cell office:value-type="float" office:value="43791600" calcext:value-type="float">
            <text:p>43791600</text:p>
          </table:table-cell>
          <table:table-cell office:value-type="float" office:value="43801800" calcext:value-type="float">
            <text:p>43801800</text:p>
          </table:table-cell>
          <table:table-cell office:value-type="float" office:value="43800300" calcext:value-type="float">
            <text:p>43800300</text:p>
          </table:table-cell>
          <table:table-cell office:value-type="float" office:value="43807900" calcext:value-type="float">
            <text:p>43807900</text:p>
          </table:table-cell>
          <table:table-cell office:value-type="float" office:value="43806100" calcext:value-type="float">
            <text:p>43806100</text:p>
          </table:table-cell>
          <table:table-cell office:value-type="float" office:value="44969400" calcext:value-type="float">
            <text:p>44969400</text:p>
          </table:table-cell>
          <table:table-cell office:value-type="float" office:value="44973700" calcext:value-type="float">
            <text:p>44973700</text:p>
          </table:table-cell>
          <table:table-cell office:value-type="float" office:value="44961600" calcext:value-type="float">
            <text:p>44961600</text:p>
          </table:table-cell>
          <table:table-cell office:value-type="float" office:value="44978500" calcext:value-type="float">
            <text:p>44978500</text:p>
          </table:table-cell>
          <table:table-cell office:value-type="float" office:value="44970800" calcext:value-type="float">
            <text:p>44970800</text:p>
          </table:table-cell>
          <table:table-cell office:value-type="float" office:value="44977200" calcext:value-type="float">
            <text:p>44977200</text:p>
          </table:table-cell>
          <table:table-cell office:value-type="float" office:value="44962300" calcext:value-type="float">
            <text:p>44962300</text:p>
          </table:table-cell>
          <table:table-cell office:value-type="float" office:value="44961700" calcext:value-type="float">
            <text:p>44961700</text:p>
          </table:table-cell>
          <table:table-cell office:value-type="float" office:value="44974300" calcext:value-type="float">
            <text:p>44974300</text:p>
          </table:table-cell>
          <table:table-cell office:value-type="float" office:value="44972400" calcext:value-type="float">
            <text:p>44972400</text:p>
          </table:table-cell>
          <table:table-cell office:value-type="float" office:value="44975400" calcext:value-type="float">
            <text:p>44975400</text:p>
          </table:table-cell>
          <table:table-cell office:value-type="float" office:value="44962900" calcext:value-type="float">
            <text:p>44962900</text:p>
          </table:table-cell>
          <table:table-cell office:value-type="float" office:value="44965600" calcext:value-type="float">
            <text:p>44965600</text:p>
          </table:table-cell>
          <table:table-cell office:value-type="float" office:value="44975700" calcext:value-type="float">
            <text:p>44975700</text:p>
          </table:table-cell>
          <table:table-cell office:value-type="float" office:value="44972400" calcext:value-type="float">
            <text:p>44972400</text:p>
          </table:table-cell>
          <table:table-cell office:value-type="float" office:value="44972800" calcext:value-type="float">
            <text:p>44972800</text:p>
          </table:table-cell>
          <table:table-cell office:value-type="float" office:value="44964500" calcext:value-type="float">
            <text:p>44964500</text:p>
          </table:table-cell>
          <table:table-cell office:value-type="float" office:value="44967900" calcext:value-type="float">
            <text:p>44967900</text:p>
          </table:table-cell>
          <table:table-cell office:value-type="float" office:value="44974000" calcext:value-type="float">
            <text:p>44974000</text:p>
          </table:table-cell>
          <table:table-cell office:value-type="float" office:value="44974200" calcext:value-type="float">
            <text:p>44974200</text:p>
          </table:table-cell>
          <table:table-cell office:value-type="float" office:value="45868100" calcext:value-type="float">
            <text:p>45868100</text:p>
          </table:table-cell>
          <table:table-cell office:value-type="float" office:value="45869600" calcext:value-type="float">
            <text:p>45869600</text:p>
          </table:table-cell>
          <table:table-cell office:value-type="float" office:value="45871400" calcext:value-type="float">
            <text:p>45871400</text:p>
          </table:table-cell>
          <table:table-cell office:value-type="float" office:value="45870600" calcext:value-type="float">
            <text:p>45870600</text:p>
          </table:table-cell>
          <table:table-cell office:value-type="float" office:value="45877000" calcext:value-type="float">
            <text:p>45877000</text:p>
          </table:table-cell>
          <table:table-cell office:value-type="float" office:value="45873600" calcext:value-type="float">
            <text:p>45873600</text:p>
          </table:table-cell>
          <table:table-cell office:value-type="float" office:value="45867800" calcext:value-type="float">
            <text:p>45867800</text:p>
          </table:table-cell>
          <table:table-cell office:value-type="float" office:value="45868600" calcext:value-type="float">
            <text:p>45868600</text:p>
          </table:table-cell>
          <table:table-cell office:value-type="float" office:value="45872500" calcext:value-type="float">
            <text:p>45872500</text:p>
          </table:table-cell>
          <table:table-cell office:value-type="float" office:value="45868800" calcext:value-type="float">
            <text:p>45868800</text:p>
          </table:table-cell>
          <table:table-cell office:value-type="float" office:value="45869700" calcext:value-type="float">
            <text:p>45869700</text:p>
          </table:table-cell>
          <table:table-cell office:value-type="float" office:value="45869100" calcext:value-type="float">
            <text:p>45869100</text:p>
          </table:table-cell>
          <table:table-cell office:value-type="float" office:value="45873200" calcext:value-type="float">
            <text:p>45873200</text:p>
          </table:table-cell>
          <table:table-cell office:value-type="float" office:value="45870300" calcext:value-type="float">
            <text:p>45870300</text:p>
          </table:table-cell>
          <table:table-cell office:value-type="float" office:value="45869800" calcext:value-type="float">
            <text:p>45869800</text:p>
          </table:table-cell>
          <table:table-cell office:value-type="float" office:value="45860200" calcext:value-type="float">
            <text:p>45860200</text:p>
          </table:table-cell>
          <table:table-cell office:value-type="float" office:value="45868400" calcext:value-type="float">
            <text:p>45868400</text:p>
          </table:table-cell>
          <table:table-cell office:value-type="float" office:value="45875000" calcext:value-type="float">
            <text:p>45875000</text:p>
          </table:table-cell>
          <table:table-cell office:value-type="float" office:value="45867000" calcext:value-type="float">
            <text:p>45867000</text:p>
          </table:table-cell>
          <table:table-cell office:value-type="float" office:value="45874900" calcext:value-type="float">
            <text:p>45874900</text:p>
          </table:table-cell>
          <table:table-cell table:number-columns-repeated="2" office:value-type="float" office:value="46178100" calcext:value-type="float">
            <text:p>46178100</text:p>
          </table:table-cell>
          <table:table-cell office:value-type="float" office:value="46182500" calcext:value-type="float">
            <text:p>46182500</text:p>
          </table:table-cell>
          <table:table-cell office:value-type="float" office:value="46175600" calcext:value-type="float">
            <text:p>46175600</text:p>
          </table:table-cell>
          <table:table-cell office:value-type="float" office:value="46177800" calcext:value-type="float">
            <text:p>46177800</text:p>
          </table:table-cell>
          <table:table-cell office:value-type="float" office:value="46175700" calcext:value-type="float">
            <text:p>46175700</text:p>
          </table:table-cell>
          <table:table-cell office:value-type="float" office:value="46186700" calcext:value-type="float">
            <text:p>46186700</text:p>
          </table:table-cell>
          <table:table-cell office:value-type="float" office:value="46186600" calcext:value-type="float">
            <text:p>46186600</text:p>
          </table:table-cell>
          <table:table-cell office:value-type="float" office:value="46178300" calcext:value-type="float">
            <text:p>46178300</text:p>
          </table:table-cell>
          <table:table-cell office:value-type="float" office:value="46184600" calcext:value-type="float">
            <text:p>46184600</text:p>
          </table:table-cell>
          <table:table-cell office:value-type="float" office:value="46178400" calcext:value-type="float">
            <text:p>46178400</text:p>
          </table:table-cell>
          <table:table-cell office:value-type="float" office:value="46181000" calcext:value-type="float">
            <text:p>46181000</text:p>
          </table:table-cell>
          <table:table-cell office:value-type="float" office:value="46175400" calcext:value-type="float">
            <text:p>46175400</text:p>
          </table:table-cell>
          <table:table-cell office:value-type="float" office:value="46182300" calcext:value-type="float">
            <text:p>46182300</text:p>
          </table:table-cell>
          <table:table-cell office:value-type="float" office:value="46188900" calcext:value-type="float">
            <text:p>46188900</text:p>
          </table:table-cell>
          <table:table-cell office:value-type="float" office:value="46175000" calcext:value-type="float">
            <text:p>46175000</text:p>
          </table:table-cell>
          <table:table-cell office:value-type="float" office:value="46177700" calcext:value-type="float">
            <text:p>46177700</text:p>
          </table:table-cell>
          <table:table-cell office:value-type="float" office:value="46179500" calcext:value-type="float">
            <text:p>46179500</text:p>
          </table:table-cell>
          <table:table-cell office:value-type="float" office:value="46186800" calcext:value-type="float">
            <text:p>46186800</text:p>
          </table:table-cell>
          <table:table-cell office:value-type="float" office:value="46177600" calcext:value-type="float">
            <text:p>46177600</text:p>
          </table:table-cell>
          <table:table-cell office:value-type="float" office:value="46208200" calcext:value-type="float">
            <text:p>46208200</text:p>
          </table:table-cell>
          <table:table-cell table:number-columns-repeated="2"/>
          <table:table-cell table:formula="of:=MAX([.A6:.CC6])" office:value-type="float" office:value="46208200" calcext:value-type="float">
            <text:p>46208200</text:p>
          </table:table-cell>
          <table:table-cell/>
          <table:table-cell table:formula="of:= MAX([.CF4:.CF13])" office:value-type="float" office:value="46289700" calcext:value-type="float">
            <text:p>4.629E+07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43793500" calcext:value-type="float">
            <text:p>43793500</text:p>
          </table:table-cell>
          <table:table-cell office:value-type="float" office:value="43787700" calcext:value-type="float">
            <text:p>43787700</text:p>
          </table:table-cell>
          <table:table-cell office:value-type="float" office:value="43788900" calcext:value-type="float">
            <text:p>43788900</text:p>
          </table:table-cell>
          <table:table-cell office:value-type="float" office:value="43800200" calcext:value-type="float">
            <text:p>43800200</text:p>
          </table:table-cell>
          <table:table-cell office:value-type="float" office:value="43785500" calcext:value-type="float">
            <text:p>43785500</text:p>
          </table:table-cell>
          <table:table-cell office:value-type="float" office:value="43772600" calcext:value-type="float">
            <text:p>43772600</text:p>
          </table:table-cell>
          <table:table-cell office:value-type="float" office:value="43778100" calcext:value-type="float">
            <text:p>43778100</text:p>
          </table:table-cell>
          <table:table-cell table:number-columns-repeated="2" office:value-type="float" office:value="43774600" calcext:value-type="float">
            <text:p>43774600</text:p>
          </table:table-cell>
          <table:table-cell office:value-type="float" office:value="43798500" calcext:value-type="float">
            <text:p>43798500</text:p>
          </table:table-cell>
          <table:table-cell office:value-type="float" office:value="43802200" calcext:value-type="float">
            <text:p>43802200</text:p>
          </table:table-cell>
          <table:table-cell office:value-type="float" office:value="43783700" calcext:value-type="float">
            <text:p>43783700</text:p>
          </table:table-cell>
          <table:table-cell office:value-type="float" office:value="43792300" calcext:value-type="float">
            <text:p>43792300</text:p>
          </table:table-cell>
          <table:table-cell office:value-type="float" office:value="43798800" calcext:value-type="float">
            <text:p>43798800</text:p>
          </table:table-cell>
          <table:table-cell office:value-type="float" office:value="43794600" calcext:value-type="float">
            <text:p>43794600</text:p>
          </table:table-cell>
          <table:table-cell office:value-type="float" office:value="43797800" calcext:value-type="float">
            <text:p>43797800</text:p>
          </table:table-cell>
          <table:table-cell office:value-type="float" office:value="43786500" calcext:value-type="float">
            <text:p>43786500</text:p>
          </table:table-cell>
          <table:table-cell office:value-type="float" office:value="43762800" calcext:value-type="float">
            <text:p>43762800</text:p>
          </table:table-cell>
          <table:table-cell office:value-type="float" office:value="43778700" calcext:value-type="float">
            <text:p>43778700</text:p>
          </table:table-cell>
          <table:table-cell office:value-type="float" office:value="43803700" calcext:value-type="float">
            <text:p>43803700</text:p>
          </table:table-cell>
          <table:table-cell office:value-type="float" office:value="44952400" calcext:value-type="float">
            <text:p>44952400</text:p>
          </table:table-cell>
          <table:table-cell office:value-type="float" office:value="44972100" calcext:value-type="float">
            <text:p>44972100</text:p>
          </table:table-cell>
          <table:table-cell office:value-type="float" office:value="44944500" calcext:value-type="float">
            <text:p>44944500</text:p>
          </table:table-cell>
          <table:table-cell office:value-type="float" office:value="44955900" calcext:value-type="float">
            <text:p>44955900</text:p>
          </table:table-cell>
          <table:table-cell office:value-type="float" office:value="44943700" calcext:value-type="float">
            <text:p>44943700</text:p>
          </table:table-cell>
          <table:table-cell office:value-type="float" office:value="44954400" calcext:value-type="float">
            <text:p>44954400</text:p>
          </table:table-cell>
          <table:table-cell office:value-type="float" office:value="44957900" calcext:value-type="float">
            <text:p>44957900</text:p>
          </table:table-cell>
          <table:table-cell office:value-type="float" office:value="44957600" calcext:value-type="float">
            <text:p>44957600</text:p>
          </table:table-cell>
          <table:table-cell office:value-type="float" office:value="44970600" calcext:value-type="float">
            <text:p>44970600</text:p>
          </table:table-cell>
          <table:table-cell office:value-type="float" office:value="44945000" calcext:value-type="float">
            <text:p>44945000</text:p>
          </table:table-cell>
          <table:table-cell office:value-type="float" office:value="44942500" calcext:value-type="float">
            <text:p>44942500</text:p>
          </table:table-cell>
          <table:table-cell office:value-type="float" office:value="44954900" calcext:value-type="float">
            <text:p>44954900</text:p>
          </table:table-cell>
          <table:table-cell office:value-type="float" office:value="44954100" calcext:value-type="float">
            <text:p>44954100</text:p>
          </table:table-cell>
          <table:table-cell office:value-type="float" office:value="44958500" calcext:value-type="float">
            <text:p>44958500</text:p>
          </table:table-cell>
          <table:table-cell office:value-type="float" office:value="44952000" calcext:value-type="float">
            <text:p>44952000</text:p>
          </table:table-cell>
          <table:table-cell office:value-type="float" office:value="44963500" calcext:value-type="float">
            <text:p>44963500</text:p>
          </table:table-cell>
          <table:table-cell office:value-type="float" office:value="44958700" calcext:value-type="float">
            <text:p>44958700</text:p>
          </table:table-cell>
          <table:table-cell office:value-type="float" office:value="44951000" calcext:value-type="float">
            <text:p>44951000</text:p>
          </table:table-cell>
          <table:table-cell office:value-type="float" office:value="44953500" calcext:value-type="float">
            <text:p>44953500</text:p>
          </table:table-cell>
          <table:table-cell office:value-type="float" office:value="44951200" calcext:value-type="float">
            <text:p>44951200</text:p>
          </table:table-cell>
          <table:table-cell office:value-type="float" office:value="45555400" calcext:value-type="float">
            <text:p>45555400</text:p>
          </table:table-cell>
          <table:table-cell office:value-type="float" office:value="45559700" calcext:value-type="float">
            <text:p>45559700</text:p>
          </table:table-cell>
          <table:table-cell office:value-type="float" office:value="45563100" calcext:value-type="float">
            <text:p>45563100</text:p>
          </table:table-cell>
          <table:table-cell office:value-type="float" office:value="45553100" calcext:value-type="float">
            <text:p>45553100</text:p>
          </table:table-cell>
          <table:table-cell office:value-type="float" office:value="45559400" calcext:value-type="float">
            <text:p>45559400</text:p>
          </table:table-cell>
          <table:table-cell office:value-type="float" office:value="45557200" calcext:value-type="float">
            <text:p>45557200</text:p>
          </table:table-cell>
          <table:table-cell office:value-type="float" office:value="45568200" calcext:value-type="float">
            <text:p>45568200</text:p>
          </table:table-cell>
          <table:table-cell office:value-type="float" office:value="45558100" calcext:value-type="float">
            <text:p>45558100</text:p>
          </table:table-cell>
          <table:table-cell office:value-type="float" office:value="45564800" calcext:value-type="float">
            <text:p>45564800</text:p>
          </table:table-cell>
          <table:table-cell office:value-type="float" office:value="45562800" calcext:value-type="float">
            <text:p>45562800</text:p>
          </table:table-cell>
          <table:table-cell office:value-type="float" office:value="45564600" calcext:value-type="float">
            <text:p>45564600</text:p>
          </table:table-cell>
          <table:table-cell office:value-type="float" office:value="45546600" calcext:value-type="float">
            <text:p>45546600</text:p>
          </table:table-cell>
          <table:table-cell office:value-type="float" office:value="45545200" calcext:value-type="float">
            <text:p>45545200</text:p>
          </table:table-cell>
          <table:table-cell office:value-type="float" office:value="45565600" calcext:value-type="float">
            <text:p>45565600</text:p>
          </table:table-cell>
          <table:table-cell office:value-type="float" office:value="45556500" calcext:value-type="float">
            <text:p>45556500</text:p>
          </table:table-cell>
          <table:table-cell office:value-type="float" office:value="45567400" calcext:value-type="float">
            <text:p>45567400</text:p>
          </table:table-cell>
          <table:table-cell office:value-type="float" office:value="45560800" calcext:value-type="float">
            <text:p>45560800</text:p>
          </table:table-cell>
          <table:table-cell table:number-columns-repeated="2" office:value-type="float" office:value="45554800" calcext:value-type="float">
            <text:p>45554800</text:p>
          </table:table-cell>
          <table:table-cell office:value-type="float" office:value="45561900" calcext:value-type="float">
            <text:p>45561900</text:p>
          </table:table-cell>
          <table:table-cell office:value-type="float" office:value="45953400" calcext:value-type="float">
            <text:p>45953400</text:p>
          </table:table-cell>
          <table:table-cell office:value-type="float" office:value="45953500" calcext:value-type="float">
            <text:p>45953500</text:p>
          </table:table-cell>
          <table:table-cell office:value-type="float" office:value="45968100" calcext:value-type="float">
            <text:p>45968100</text:p>
          </table:table-cell>
          <table:table-cell office:value-type="float" office:value="45955700" calcext:value-type="float">
            <text:p>45955700</text:p>
          </table:table-cell>
          <table:table-cell office:value-type="float" office:value="45961700" calcext:value-type="float">
            <text:p>45961700</text:p>
          </table:table-cell>
          <table:table-cell office:value-type="float" office:value="45956700" calcext:value-type="float">
            <text:p>45956700</text:p>
          </table:table-cell>
          <table:table-cell office:value-type="float" office:value="45955400" calcext:value-type="float">
            <text:p>45955400</text:p>
          </table:table-cell>
          <table:table-cell office:value-type="float" office:value="45954600" calcext:value-type="float">
            <text:p>45954600</text:p>
          </table:table-cell>
          <table:table-cell office:value-type="float" office:value="45957300" calcext:value-type="float">
            <text:p>45957300</text:p>
          </table:table-cell>
          <table:table-cell office:value-type="float" office:value="45955200" calcext:value-type="float">
            <text:p>45955200</text:p>
          </table:table-cell>
          <table:table-cell office:value-type="float" office:value="45951700" calcext:value-type="float">
            <text:p>45951700</text:p>
          </table:table-cell>
          <table:table-cell office:value-type="float" office:value="45957400" calcext:value-type="float">
            <text:p>45957400</text:p>
          </table:table-cell>
          <table:table-cell office:value-type="float" office:value="45954400" calcext:value-type="float">
            <text:p>45954400</text:p>
          </table:table-cell>
          <table:table-cell office:value-type="float" office:value="45954900" calcext:value-type="float">
            <text:p>45954900</text:p>
          </table:table-cell>
          <table:table-cell office:value-type="float" office:value="45961200" calcext:value-type="float">
            <text:p>45961200</text:p>
          </table:table-cell>
          <table:table-cell office:value-type="float" office:value="45959000" calcext:value-type="float">
            <text:p>45959000</text:p>
          </table:table-cell>
          <table:table-cell office:value-type="float" office:value="45955900" calcext:value-type="float">
            <text:p>45955900</text:p>
          </table:table-cell>
          <table:table-cell office:value-type="float" office:value="45958400" calcext:value-type="float">
            <text:p>45958400</text:p>
          </table:table-cell>
          <table:table-cell office:value-type="float" office:value="45953600" calcext:value-type="float">
            <text:p>45953600</text:p>
          </table:table-cell>
          <table:table-cell office:value-type="float" office:value="45962200" calcext:value-type="float">
            <text:p>45962200</text:p>
          </table:table-cell>
          <table:table-cell office:value-type="float" office:value="46235800" calcext:value-type="float">
            <text:p>46235800</text:p>
          </table:table-cell>
          <table:table-cell table:number-columns-repeated="2"/>
          <table:table-cell table:formula="of:=MAX([.A7:.CC7])" office:value-type="float" office:value="46235800" calcext:value-type="float">
            <text:p>46235800</text:p>
          </table:table-cell>
          <table:table-cell table:number-columns-repeated="3"/>
        </table:table-row>
        <table:table-row table:style-name="ro1">
          <table:table-cell office:value-type="float" office:value="43852300" calcext:value-type="float">
            <text:p>43852300</text:p>
          </table:table-cell>
          <table:table-cell office:value-type="float" office:value="43836100" calcext:value-type="float">
            <text:p>43836100</text:p>
          </table:table-cell>
          <table:table-cell office:value-type="float" office:value="43845900" calcext:value-type="float">
            <text:p>43845900</text:p>
          </table:table-cell>
          <table:table-cell office:value-type="float" office:value="43846400" calcext:value-type="float">
            <text:p>43846400</text:p>
          </table:table-cell>
          <table:table-cell office:value-type="float" office:value="43844000" calcext:value-type="float">
            <text:p>43844000</text:p>
          </table:table-cell>
          <table:table-cell office:value-type="float" office:value="43865200" calcext:value-type="float">
            <text:p>43865200</text:p>
          </table:table-cell>
          <table:table-cell office:value-type="float" office:value="43841800" calcext:value-type="float">
            <text:p>43841800</text:p>
          </table:table-cell>
          <table:table-cell office:value-type="float" office:value="43841200" calcext:value-type="float">
            <text:p>43841200</text:p>
          </table:table-cell>
          <table:table-cell office:value-type="float" office:value="43844600" calcext:value-type="float">
            <text:p>43844600</text:p>
          </table:table-cell>
          <table:table-cell office:value-type="float" office:value="43826000" calcext:value-type="float">
            <text:p>43826000</text:p>
          </table:table-cell>
          <table:table-cell office:value-type="float" office:value="43860100" calcext:value-type="float">
            <text:p>43860100</text:p>
          </table:table-cell>
          <table:table-cell office:value-type="float" office:value="43844500" calcext:value-type="float">
            <text:p>43844500</text:p>
          </table:table-cell>
          <table:table-cell office:value-type="float" office:value="43850600" calcext:value-type="float">
            <text:p>43850600</text:p>
          </table:table-cell>
          <table:table-cell office:value-type="float" office:value="43836300" calcext:value-type="float">
            <text:p>43836300</text:p>
          </table:table-cell>
          <table:table-cell office:value-type="float" office:value="43863900" calcext:value-type="float">
            <text:p>43863900</text:p>
          </table:table-cell>
          <table:table-cell office:value-type="float" office:value="43845400" calcext:value-type="float">
            <text:p>43845400</text:p>
          </table:table-cell>
          <table:table-cell office:value-type="float" office:value="43843900" calcext:value-type="float">
            <text:p>43843900</text:p>
          </table:table-cell>
          <table:table-cell office:value-type="float" office:value="43841700" calcext:value-type="float">
            <text:p>43841700</text:p>
          </table:table-cell>
          <table:table-cell office:value-type="float" office:value="43845200" calcext:value-type="float">
            <text:p>43845200</text:p>
          </table:table-cell>
          <table:table-cell office:value-type="float" office:value="43852900" calcext:value-type="float">
            <text:p>43852900</text:p>
          </table:table-cell>
          <table:table-cell office:value-type="float" office:value="45011500" calcext:value-type="float">
            <text:p>45011500</text:p>
          </table:table-cell>
          <table:table-cell office:value-type="float" office:value="45006100" calcext:value-type="float">
            <text:p>45006100</text:p>
          </table:table-cell>
          <table:table-cell office:value-type="float" office:value="45006800" calcext:value-type="float">
            <text:p>45006800</text:p>
          </table:table-cell>
          <table:table-cell office:value-type="float" office:value="45007500" calcext:value-type="float">
            <text:p>45007500</text:p>
          </table:table-cell>
          <table:table-cell office:value-type="float" office:value="45012400" calcext:value-type="float">
            <text:p>45012400</text:p>
          </table:table-cell>
          <table:table-cell office:value-type="float" office:value="45000600" calcext:value-type="float">
            <text:p>45000600</text:p>
          </table:table-cell>
          <table:table-cell office:value-type="float" office:value="45003200" calcext:value-type="float">
            <text:p>45003200</text:p>
          </table:table-cell>
          <table:table-cell office:value-type="float" office:value="45004000" calcext:value-type="float">
            <text:p>45004000</text:p>
          </table:table-cell>
          <table:table-cell office:value-type="float" office:value="45012100" calcext:value-type="float">
            <text:p>45012100</text:p>
          </table:table-cell>
          <table:table-cell office:value-type="float" office:value="45021900" calcext:value-type="float">
            <text:p>45021900</text:p>
          </table:table-cell>
          <table:table-cell office:value-type="float" office:value="45007900" calcext:value-type="float">
            <text:p>45007900</text:p>
          </table:table-cell>
          <table:table-cell office:value-type="float" office:value="45006600" calcext:value-type="float">
            <text:p>45006600</text:p>
          </table:table-cell>
          <table:table-cell office:value-type="float" office:value="45005500" calcext:value-type="float">
            <text:p>45005500</text:p>
          </table:table-cell>
          <table:table-cell office:value-type="float" office:value="45006500" calcext:value-type="float">
            <text:p>45006500</text:p>
          </table:table-cell>
          <table:table-cell office:value-type="float" office:value="45009400" calcext:value-type="float">
            <text:p>45009400</text:p>
          </table:table-cell>
          <table:table-cell office:value-type="float" office:value="45006000" calcext:value-type="float">
            <text:p>45006000</text:p>
          </table:table-cell>
          <table:table-cell office:value-type="float" office:value="44998800" calcext:value-type="float">
            <text:p>44998800</text:p>
          </table:table-cell>
          <table:table-cell office:value-type="float" office:value="45002500" calcext:value-type="float">
            <text:p>45002500</text:p>
          </table:table-cell>
          <table:table-cell office:value-type="float" office:value="44987300" calcext:value-type="float">
            <text:p>44987300</text:p>
          </table:table-cell>
          <table:table-cell office:value-type="float" office:value="44999500" calcext:value-type="float">
            <text:p>44999500</text:p>
          </table:table-cell>
          <table:table-cell office:value-type="float" office:value="45585000" calcext:value-type="float">
            <text:p>45585000</text:p>
          </table:table-cell>
          <table:table-cell office:value-type="float" office:value="45582000" calcext:value-type="float">
            <text:p>45582000</text:p>
          </table:table-cell>
          <table:table-cell office:value-type="float" office:value="45584800" calcext:value-type="float">
            <text:p>45584800</text:p>
          </table:table-cell>
          <table:table-cell office:value-type="float" office:value="45588900" calcext:value-type="float">
            <text:p>45588900</text:p>
          </table:table-cell>
          <table:table-cell office:value-type="float" office:value="45586800" calcext:value-type="float">
            <text:p>45586800</text:p>
          </table:table-cell>
          <table:table-cell office:value-type="float" office:value="45590900" calcext:value-type="float">
            <text:p>45590900</text:p>
          </table:table-cell>
          <table:table-cell office:value-type="float" office:value="45591700" calcext:value-type="float">
            <text:p>45591700</text:p>
          </table:table-cell>
          <table:table-cell office:value-type="float" office:value="45588300" calcext:value-type="float">
            <text:p>45588300</text:p>
          </table:table-cell>
          <table:table-cell office:value-type="float" office:value="45592900" calcext:value-type="float">
            <text:p>45592900</text:p>
          </table:table-cell>
          <table:table-cell office:value-type="float" office:value="45586300" calcext:value-type="float">
            <text:p>45586300</text:p>
          </table:table-cell>
          <table:table-cell office:value-type="float" office:value="45598500" calcext:value-type="float">
            <text:p>45598500</text:p>
          </table:table-cell>
          <table:table-cell office:value-type="float" office:value="45595900" calcext:value-type="float">
            <text:p>45595900</text:p>
          </table:table-cell>
          <table:table-cell office:value-type="float" office:value="45595400" calcext:value-type="float">
            <text:p>45595400</text:p>
          </table:table-cell>
          <table:table-cell office:value-type="float" office:value="45590900" calcext:value-type="float">
            <text:p>45590900</text:p>
          </table:table-cell>
          <table:table-cell office:value-type="float" office:value="45594900" calcext:value-type="float">
            <text:p>45594900</text:p>
          </table:table-cell>
          <table:table-cell office:value-type="float" office:value="45596100" calcext:value-type="float">
            <text:p>45596100</text:p>
          </table:table-cell>
          <table:table-cell office:value-type="float" office:value="45593700" calcext:value-type="float">
            <text:p>45593700</text:p>
          </table:table-cell>
          <table:table-cell office:value-type="float" office:value="45593200" calcext:value-type="float">
            <text:p>45593200</text:p>
          </table:table-cell>
          <table:table-cell office:value-type="float" office:value="45593100" calcext:value-type="float">
            <text:p>45593100</text:p>
          </table:table-cell>
          <table:table-cell office:value-type="float" office:value="45592100" calcext:value-type="float">
            <text:p>45592100</text:p>
          </table:table-cell>
          <table:table-cell office:value-type="float" office:value="45978000" calcext:value-type="float">
            <text:p>45978000</text:p>
          </table:table-cell>
          <table:table-cell office:value-type="float" office:value="45981200" calcext:value-type="float">
            <text:p>45981200</text:p>
          </table:table-cell>
          <table:table-cell office:value-type="float" office:value="45984600" calcext:value-type="float">
            <text:p>45984600</text:p>
          </table:table-cell>
          <table:table-cell office:value-type="float" office:value="45981800" calcext:value-type="float">
            <text:p>45981800</text:p>
          </table:table-cell>
          <table:table-cell office:value-type="float" office:value="45979400" calcext:value-type="float">
            <text:p>45979400</text:p>
          </table:table-cell>
          <table:table-cell office:value-type="float" office:value="45984100" calcext:value-type="float">
            <text:p>45984100</text:p>
          </table:table-cell>
          <table:table-cell office:value-type="float" office:value="45987600" calcext:value-type="float">
            <text:p>45987600</text:p>
          </table:table-cell>
          <table:table-cell office:value-type="float" office:value="45975400" calcext:value-type="float">
            <text:p>45975400</text:p>
          </table:table-cell>
          <table:table-cell office:value-type="float" office:value="45979900" calcext:value-type="float">
            <text:p>45979900</text:p>
          </table:table-cell>
          <table:table-cell office:value-type="float" office:value="45985300" calcext:value-type="float">
            <text:p>45985300</text:p>
          </table:table-cell>
          <table:table-cell office:value-type="float" office:value="45974700" calcext:value-type="float">
            <text:p>45974700</text:p>
          </table:table-cell>
          <table:table-cell office:value-type="float" office:value="45990100" calcext:value-type="float">
            <text:p>45990100</text:p>
          </table:table-cell>
          <table:table-cell office:value-type="float" office:value="45981800" calcext:value-type="float">
            <text:p>45981800</text:p>
          </table:table-cell>
          <table:table-cell office:value-type="float" office:value="45978900" calcext:value-type="float">
            <text:p>45978900</text:p>
          </table:table-cell>
          <table:table-cell office:value-type="float" office:value="45989500" calcext:value-type="float">
            <text:p>45989500</text:p>
          </table:table-cell>
          <table:table-cell office:value-type="float" office:value="45980000" calcext:value-type="float">
            <text:p>45980000</text:p>
          </table:table-cell>
          <table:table-cell office:value-type="float" office:value="45983300" calcext:value-type="float">
            <text:p>45983300</text:p>
          </table:table-cell>
          <table:table-cell office:value-type="float" office:value="45978600" calcext:value-type="float">
            <text:p>45978600</text:p>
          </table:table-cell>
          <table:table-cell office:value-type="float" office:value="45977600" calcext:value-type="float">
            <text:p>45977600</text:p>
          </table:table-cell>
          <table:table-cell office:value-type="float" office:value="45980400" calcext:value-type="float">
            <text:p>45980400</text:p>
          </table:table-cell>
          <table:table-cell office:value-type="float" office:value="46284600" calcext:value-type="float">
            <text:p>46284600</text:p>
          </table:table-cell>
          <table:table-cell table:number-columns-repeated="2"/>
          <table:table-cell table:formula="of:=MAX([.A8:.CC8])" office:value-type="float" office:value="46284600" calcext:value-type="float">
            <text:p>46284600</text:p>
          </table:table-cell>
          <table:table-cell table:number-columns-repeated="3"/>
        </table:table-row>
        <table:table-row table:style-name="ro1">
          <table:table-cell office:value-type="float" office:value="43783700" calcext:value-type="float">
            <text:p>43783700</text:p>
          </table:table-cell>
          <table:table-cell office:value-type="float" office:value="43803200" calcext:value-type="float">
            <text:p>43803200</text:p>
          </table:table-cell>
          <table:table-cell office:value-type="float" office:value="43802800" calcext:value-type="float">
            <text:p>43802800</text:p>
          </table:table-cell>
          <table:table-cell office:value-type="float" office:value="43793900" calcext:value-type="float">
            <text:p>43793900</text:p>
          </table:table-cell>
          <table:table-cell office:value-type="float" office:value="43777900" calcext:value-type="float">
            <text:p>43777900</text:p>
          </table:table-cell>
          <table:table-cell office:value-type="float" office:value="43811200" calcext:value-type="float">
            <text:p>43811200</text:p>
          </table:table-cell>
          <table:table-cell office:value-type="float" office:value="43820600" calcext:value-type="float">
            <text:p>43820600</text:p>
          </table:table-cell>
          <table:table-cell office:value-type="float" office:value="43799600" calcext:value-type="float">
            <text:p>43799600</text:p>
          </table:table-cell>
          <table:table-cell office:value-type="float" office:value="43796300" calcext:value-type="float">
            <text:p>43796300</text:p>
          </table:table-cell>
          <table:table-cell office:value-type="float" office:value="43811300" calcext:value-type="float">
            <text:p>43811300</text:p>
          </table:table-cell>
          <table:table-cell office:value-type="float" office:value="43803100" calcext:value-type="float">
            <text:p>43803100</text:p>
          </table:table-cell>
          <table:table-cell office:value-type="float" office:value="43775400" calcext:value-type="float">
            <text:p>43775400</text:p>
          </table:table-cell>
          <table:table-cell office:value-type="float" office:value="43782200" calcext:value-type="float">
            <text:p>43782200</text:p>
          </table:table-cell>
          <table:table-cell office:value-type="float" office:value="43806100" calcext:value-type="float">
            <text:p>43806100</text:p>
          </table:table-cell>
          <table:table-cell office:value-type="float" office:value="43803200" calcext:value-type="float">
            <text:p>43803200</text:p>
          </table:table-cell>
          <table:table-cell office:value-type="float" office:value="43812600" calcext:value-type="float">
            <text:p>43812600</text:p>
          </table:table-cell>
          <table:table-cell office:value-type="float" office:value="43800900" calcext:value-type="float">
            <text:p>43800900</text:p>
          </table:table-cell>
          <table:table-cell office:value-type="float" office:value="43789000" calcext:value-type="float">
            <text:p>43789000</text:p>
          </table:table-cell>
          <table:table-cell office:value-type="float" office:value="43777200" calcext:value-type="float">
            <text:p>43777200</text:p>
          </table:table-cell>
          <table:table-cell office:value-type="float" office:value="43797600" calcext:value-type="float">
            <text:p>43797600</text:p>
          </table:table-cell>
          <table:table-cell office:value-type="float" office:value="44952900" calcext:value-type="float">
            <text:p>44952900</text:p>
          </table:table-cell>
          <table:table-cell office:value-type="float" office:value="44952300" calcext:value-type="float">
            <text:p>44952300</text:p>
          </table:table-cell>
          <table:table-cell office:value-type="float" office:value="44951900" calcext:value-type="float">
            <text:p>44951900</text:p>
          </table:table-cell>
          <table:table-cell office:value-type="float" office:value="44969200" calcext:value-type="float">
            <text:p>44969200</text:p>
          </table:table-cell>
          <table:table-cell office:value-type="float" office:value="44961300" calcext:value-type="float">
            <text:p>44961300</text:p>
          </table:table-cell>
          <table:table-cell office:value-type="float" office:value="44956400" calcext:value-type="float">
            <text:p>44956400</text:p>
          </table:table-cell>
          <table:table-cell office:value-type="float" office:value="44954400" calcext:value-type="float">
            <text:p>44954400</text:p>
          </table:table-cell>
          <table:table-cell office:value-type="float" office:value="44950400" calcext:value-type="float">
            <text:p>44950400</text:p>
          </table:table-cell>
          <table:table-cell office:value-type="float" office:value="44946500" calcext:value-type="float">
            <text:p>44946500</text:p>
          </table:table-cell>
          <table:table-cell office:value-type="float" office:value="44949500" calcext:value-type="float">
            <text:p>44949500</text:p>
          </table:table-cell>
          <table:table-cell office:value-type="float" office:value="44959700" calcext:value-type="float">
            <text:p>44959700</text:p>
          </table:table-cell>
          <table:table-cell office:value-type="float" office:value="44953800" calcext:value-type="float">
            <text:p>44953800</text:p>
          </table:table-cell>
          <table:table-cell office:value-type="float" office:value="44957100" calcext:value-type="float">
            <text:p>44957100</text:p>
          </table:table-cell>
          <table:table-cell office:value-type="float" office:value="44939800" calcext:value-type="float">
            <text:p>44939800</text:p>
          </table:table-cell>
          <table:table-cell office:value-type="float" office:value="44948600" calcext:value-type="float">
            <text:p>44948600</text:p>
          </table:table-cell>
          <table:table-cell office:value-type="float" office:value="44949900" calcext:value-type="float">
            <text:p>44949900</text:p>
          </table:table-cell>
          <table:table-cell office:value-type="float" office:value="44962200" calcext:value-type="float">
            <text:p>44962200</text:p>
          </table:table-cell>
          <table:table-cell office:value-type="float" office:value="44948600" calcext:value-type="float">
            <text:p>44948600</text:p>
          </table:table-cell>
          <table:table-cell office:value-type="float" office:value="44943500" calcext:value-type="float">
            <text:p>44943500</text:p>
          </table:table-cell>
          <table:table-cell office:value-type="float" office:value="44941000" calcext:value-type="float">
            <text:p>44941000</text:p>
          </table:table-cell>
          <table:table-cell office:value-type="float" office:value="45529300" calcext:value-type="float">
            <text:p>45529300</text:p>
          </table:table-cell>
          <table:table-cell office:value-type="float" office:value="45522800" calcext:value-type="float">
            <text:p>45522800</text:p>
          </table:table-cell>
          <table:table-cell office:value-type="float" office:value="45533000" calcext:value-type="float">
            <text:p>45533000</text:p>
          </table:table-cell>
          <table:table-cell office:value-type="float" office:value="45526000" calcext:value-type="float">
            <text:p>45526000</text:p>
          </table:table-cell>
          <table:table-cell office:value-type="float" office:value="45524300" calcext:value-type="float">
            <text:p>45524300</text:p>
          </table:table-cell>
          <table:table-cell office:value-type="float" office:value="45531500" calcext:value-type="float">
            <text:p>45531500</text:p>
          </table:table-cell>
          <table:table-cell office:value-type="float" office:value="45531100" calcext:value-type="float">
            <text:p>45531100</text:p>
          </table:table-cell>
          <table:table-cell office:value-type="float" office:value="45530000" calcext:value-type="float">
            <text:p>45530000</text:p>
          </table:table-cell>
          <table:table-cell office:value-type="float" office:value="45531100" calcext:value-type="float">
            <text:p>45531100</text:p>
          </table:table-cell>
          <table:table-cell office:value-type="float" office:value="45534400" calcext:value-type="float">
            <text:p>45534400</text:p>
          </table:table-cell>
          <table:table-cell office:value-type="float" office:value="45529800" calcext:value-type="float">
            <text:p>45529800</text:p>
          </table:table-cell>
          <table:table-cell office:value-type="float" office:value="45525300" calcext:value-type="float">
            <text:p>45525300</text:p>
          </table:table-cell>
          <table:table-cell office:value-type="float" office:value="45532000" calcext:value-type="float">
            <text:p>45532000</text:p>
          </table:table-cell>
          <table:table-cell office:value-type="float" office:value="45530400" calcext:value-type="float">
            <text:p>45530400</text:p>
          </table:table-cell>
          <table:table-cell office:value-type="float" office:value="45531700" calcext:value-type="float">
            <text:p>45531700</text:p>
          </table:table-cell>
          <table:table-cell office:value-type="float" office:value="45521100" calcext:value-type="float">
            <text:p>45521100</text:p>
          </table:table-cell>
          <table:table-cell office:value-type="float" office:value="45521300" calcext:value-type="float">
            <text:p>45521300</text:p>
          </table:table-cell>
          <table:table-cell office:value-type="float" office:value="45522900" calcext:value-type="float">
            <text:p>45522900</text:p>
          </table:table-cell>
          <table:table-cell office:value-type="float" office:value="45520200" calcext:value-type="float">
            <text:p>45520200</text:p>
          </table:table-cell>
          <table:table-cell office:value-type="float" office:value="45528100" calcext:value-type="float">
            <text:p>45528100</text:p>
          </table:table-cell>
          <table:table-cell table:number-columns-repeated="2" office:value-type="float" office:value="45899800" calcext:value-type="float">
            <text:p>45899800</text:p>
          </table:table-cell>
          <table:table-cell office:value-type="float" office:value="45899900" calcext:value-type="float">
            <text:p>45899900</text:p>
          </table:table-cell>
          <table:table-cell table:number-columns-repeated="2" office:value-type="float" office:value="45905400" calcext:value-type="float">
            <text:p>45905400</text:p>
          </table:table-cell>
          <table:table-cell office:value-type="float" office:value="45895000" calcext:value-type="float">
            <text:p>45895000</text:p>
          </table:table-cell>
          <table:table-cell office:value-type="float" office:value="45896100" calcext:value-type="float">
            <text:p>45896100</text:p>
          </table:table-cell>
          <table:table-cell office:value-type="float" office:value="45899900" calcext:value-type="float">
            <text:p>45899900</text:p>
          </table:table-cell>
          <table:table-cell office:value-type="float" office:value="45897500" calcext:value-type="float">
            <text:p>45897500</text:p>
          </table:table-cell>
          <table:table-cell office:value-type="float" office:value="45901400" calcext:value-type="float">
            <text:p>45901400</text:p>
          </table:table-cell>
          <table:table-cell office:value-type="float" office:value="45904700" calcext:value-type="float">
            <text:p>45904700</text:p>
          </table:table-cell>
          <table:table-cell office:value-type="float" office:value="45898600" calcext:value-type="float">
            <text:p>45898600</text:p>
          </table:table-cell>
          <table:table-cell office:value-type="float" office:value="45904100" calcext:value-type="float">
            <text:p>45904100</text:p>
          </table:table-cell>
          <table:table-cell office:value-type="float" office:value="45899600" calcext:value-type="float">
            <text:p>45899600</text:p>
          </table:table-cell>
          <table:table-cell office:value-type="float" office:value="45899800" calcext:value-type="float">
            <text:p>45899800</text:p>
          </table:table-cell>
          <table:table-cell office:value-type="float" office:value="45900100" calcext:value-type="float">
            <text:p>45900100</text:p>
          </table:table-cell>
          <table:table-cell office:value-type="float" office:value="45900000" calcext:value-type="float">
            <text:p>45900000</text:p>
          </table:table-cell>
          <table:table-cell office:value-type="float" office:value="45898600" calcext:value-type="float">
            <text:p>45898600</text:p>
          </table:table-cell>
          <table:table-cell office:value-type="float" office:value="45905900" calcext:value-type="float">
            <text:p>45905900</text:p>
          </table:table-cell>
          <table:table-cell office:value-type="float" office:value="45897800" calcext:value-type="float">
            <text:p>45897800</text:p>
          </table:table-cell>
          <table:table-cell office:value-type="float" office:value="45900500" calcext:value-type="float">
            <text:p>45900500</text:p>
          </table:table-cell>
          <table:table-cell office:value-type="float" office:value="46145400" calcext:value-type="float">
            <text:p>46145400</text:p>
          </table:table-cell>
          <table:table-cell/>
          <table:table-cell table:formula="of:=MAX([.A9:.CC9])" office:value-type="float" office:value="45905900" calcext:value-type="float">
            <text:p>45905900</text:p>
          </table:table-cell>
          <table:table-cell/>
          <table:table-cell table:formula="of:= AVERAGE([.CF4:.CF13])" office:value-type="float" office:value="46164580" calcext:value-type="float">
            <text:p>4.616E+07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43810100" calcext:value-type="float">
            <text:p>43810100</text:p>
          </table:table-cell>
          <table:table-cell office:value-type="float" office:value="43820800" calcext:value-type="float">
            <text:p>43820800</text:p>
          </table:table-cell>
          <table:table-cell office:value-type="float" office:value="43820400" calcext:value-type="float">
            <text:p>43820400</text:p>
          </table:table-cell>
          <table:table-cell office:value-type="float" office:value="43801900" calcext:value-type="float">
            <text:p>43801900</text:p>
          </table:table-cell>
          <table:table-cell office:value-type="float" office:value="43811800" calcext:value-type="float">
            <text:p>43811800</text:p>
          </table:table-cell>
          <table:table-cell office:value-type="float" office:value="43820000" calcext:value-type="float">
            <text:p>43820000</text:p>
          </table:table-cell>
          <table:table-cell office:value-type="float" office:value="43828800" calcext:value-type="float">
            <text:p>43828800</text:p>
          </table:table-cell>
          <table:table-cell office:value-type="float" office:value="43828000" calcext:value-type="float">
            <text:p>43828000</text:p>
          </table:table-cell>
          <table:table-cell office:value-type="float" office:value="43823500" calcext:value-type="float">
            <text:p>43823500</text:p>
          </table:table-cell>
          <table:table-cell office:value-type="float" office:value="43834200" calcext:value-type="float">
            <text:p>43834200</text:p>
          </table:table-cell>
          <table:table-cell office:value-type="float" office:value="43810500" calcext:value-type="float">
            <text:p>43810500</text:p>
          </table:table-cell>
          <table:table-cell office:value-type="float" office:value="43808400" calcext:value-type="float">
            <text:p>43808400</text:p>
          </table:table-cell>
          <table:table-cell office:value-type="float" office:value="43816700" calcext:value-type="float">
            <text:p>43816700</text:p>
          </table:table-cell>
          <table:table-cell office:value-type="float" office:value="43839600" calcext:value-type="float">
            <text:p>43839600</text:p>
          </table:table-cell>
          <table:table-cell office:value-type="float" office:value="43821100" calcext:value-type="float">
            <text:p>43821100</text:p>
          </table:table-cell>
          <table:table-cell office:value-type="float" office:value="43807700" calcext:value-type="float">
            <text:p>43807700</text:p>
          </table:table-cell>
          <table:table-cell office:value-type="float" office:value="43812500" calcext:value-type="float">
            <text:p>43812500</text:p>
          </table:table-cell>
          <table:table-cell office:value-type="float" office:value="43822700" calcext:value-type="float">
            <text:p>43822700</text:p>
          </table:table-cell>
          <table:table-cell office:value-type="float" office:value="43827600" calcext:value-type="float">
            <text:p>43827600</text:p>
          </table:table-cell>
          <table:table-cell office:value-type="float" office:value="43816100" calcext:value-type="float">
            <text:p>43816100</text:p>
          </table:table-cell>
          <table:table-cell office:value-type="float" office:value="45009800" calcext:value-type="float">
            <text:p>45009800</text:p>
          </table:table-cell>
          <table:table-cell office:value-type="float" office:value="44976600" calcext:value-type="float">
            <text:p>44976600</text:p>
          </table:table-cell>
          <table:table-cell office:value-type="float" office:value="45002500" calcext:value-type="float">
            <text:p>45002500</text:p>
          </table:table-cell>
          <table:table-cell office:value-type="float" office:value="45000100" calcext:value-type="float">
            <text:p>45000100</text:p>
          </table:table-cell>
          <table:table-cell office:value-type="float" office:value="44994200" calcext:value-type="float">
            <text:p>44994200</text:p>
          </table:table-cell>
          <table:table-cell office:value-type="float" office:value="44985300" calcext:value-type="float">
            <text:p>44985300</text:p>
          </table:table-cell>
          <table:table-cell office:value-type="float" office:value="44994300" calcext:value-type="float">
            <text:p>44994300</text:p>
          </table:table-cell>
          <table:table-cell office:value-type="float" office:value="44994100" calcext:value-type="float">
            <text:p>44994100</text:p>
          </table:table-cell>
          <table:table-cell office:value-type="float" office:value="44994400" calcext:value-type="float">
            <text:p>44994400</text:p>
          </table:table-cell>
          <table:table-cell office:value-type="float" office:value="44976200" calcext:value-type="float">
            <text:p>44976200</text:p>
          </table:table-cell>
          <table:table-cell office:value-type="float" office:value="44995200" calcext:value-type="float">
            <text:p>44995200</text:p>
          </table:table-cell>
          <table:table-cell office:value-type="float" office:value="45000000" calcext:value-type="float">
            <text:p>45000000</text:p>
          </table:table-cell>
          <table:table-cell table:number-columns-repeated="2" office:value-type="float" office:value="44999700" calcext:value-type="float">
            <text:p>44999700</text:p>
          </table:table-cell>
          <table:table-cell office:value-type="float" office:value="44996900" calcext:value-type="float">
            <text:p>44996900</text:p>
          </table:table-cell>
          <table:table-cell office:value-type="float" office:value="44967800" calcext:value-type="float">
            <text:p>44967800</text:p>
          </table:table-cell>
          <table:table-cell office:value-type="float" office:value="44981000" calcext:value-type="float">
            <text:p>44981000</text:p>
          </table:table-cell>
          <table:table-cell office:value-type="float" office:value="44981700" calcext:value-type="float">
            <text:p>44981700</text:p>
          </table:table-cell>
          <table:table-cell office:value-type="float" office:value="44986600" calcext:value-type="float">
            <text:p>44986600</text:p>
          </table:table-cell>
          <table:table-cell office:value-type="float" office:value="44983700" calcext:value-type="float">
            <text:p>44983700</text:p>
          </table:table-cell>
          <table:table-cell office:value-type="float" office:value="45587600" calcext:value-type="float">
            <text:p>45587600</text:p>
          </table:table-cell>
          <table:table-cell office:value-type="float" office:value="45593400" calcext:value-type="float">
            <text:p>45593400</text:p>
          </table:table-cell>
          <table:table-cell office:value-type="float" office:value="45591900" calcext:value-type="float">
            <text:p>45591900</text:p>
          </table:table-cell>
          <table:table-cell office:value-type="float" office:value="45591800" calcext:value-type="float">
            <text:p>45591800</text:p>
          </table:table-cell>
          <table:table-cell office:value-type="float" office:value="45593700" calcext:value-type="float">
            <text:p>45593700</text:p>
          </table:table-cell>
          <table:table-cell office:value-type="float" office:value="45588800" calcext:value-type="float">
            <text:p>45588800</text:p>
          </table:table-cell>
          <table:table-cell office:value-type="float" office:value="45584200" calcext:value-type="float">
            <text:p>45584200</text:p>
          </table:table-cell>
          <table:table-cell office:value-type="float" office:value="45594100" calcext:value-type="float">
            <text:p>45594100</text:p>
          </table:table-cell>
          <table:table-cell office:value-type="float" office:value="45593900" calcext:value-type="float">
            <text:p>45593900</text:p>
          </table:table-cell>
          <table:table-cell office:value-type="float" office:value="45598000" calcext:value-type="float">
            <text:p>45598000</text:p>
          </table:table-cell>
          <table:table-cell office:value-type="float" office:value="45594500" calcext:value-type="float">
            <text:p>45594500</text:p>
          </table:table-cell>
          <table:table-cell office:value-type="float" office:value="45586300" calcext:value-type="float">
            <text:p>45586300</text:p>
          </table:table-cell>
          <table:table-cell office:value-type="float" office:value="45585600" calcext:value-type="float">
            <text:p>45585600</text:p>
          </table:table-cell>
          <table:table-cell office:value-type="float" office:value="45590400" calcext:value-type="float">
            <text:p>45590400</text:p>
          </table:table-cell>
          <table:table-cell office:value-type="float" office:value="45588100" calcext:value-type="float">
            <text:p>45588100</text:p>
          </table:table-cell>
          <table:table-cell office:value-type="float" office:value="45581900" calcext:value-type="float">
            <text:p>45581900</text:p>
          </table:table-cell>
          <table:table-cell office:value-type="float" office:value="45585100" calcext:value-type="float">
            <text:p>45585100</text:p>
          </table:table-cell>
          <table:table-cell office:value-type="float" office:value="45595900" calcext:value-type="float">
            <text:p>45595900</text:p>
          </table:table-cell>
          <table:table-cell office:value-type="float" office:value="45590100" calcext:value-type="float">
            <text:p>45590100</text:p>
          </table:table-cell>
          <table:table-cell office:value-type="float" office:value="45592600" calcext:value-type="float">
            <text:p>45592600</text:p>
          </table:table-cell>
          <table:table-cell office:value-type="float" office:value="45983800" calcext:value-type="float">
            <text:p>45983800</text:p>
          </table:table-cell>
          <table:table-cell office:value-type="float" office:value="45982600" calcext:value-type="float">
            <text:p>45982600</text:p>
          </table:table-cell>
          <table:table-cell office:value-type="float" office:value="45977400" calcext:value-type="float">
            <text:p>45977400</text:p>
          </table:table-cell>
          <table:table-cell office:value-type="float" office:value="45971700" calcext:value-type="float">
            <text:p>45971700</text:p>
          </table:table-cell>
          <table:table-cell office:value-type="float" office:value="45981800" calcext:value-type="float">
            <text:p>45981800</text:p>
          </table:table-cell>
          <table:table-cell office:value-type="float" office:value="45972500" calcext:value-type="float">
            <text:p>45972500</text:p>
          </table:table-cell>
          <table:table-cell office:value-type="float" office:value="45974600" calcext:value-type="float">
            <text:p>45974600</text:p>
          </table:table-cell>
          <table:table-cell office:value-type="float" office:value="45974700" calcext:value-type="float">
            <text:p>45974700</text:p>
          </table:table-cell>
          <table:table-cell office:value-type="float" office:value="45976500" calcext:value-type="float">
            <text:p>45976500</text:p>
          </table:table-cell>
          <table:table-cell office:value-type="float" office:value="45973600" calcext:value-type="float">
            <text:p>45973600</text:p>
          </table:table-cell>
          <table:table-cell office:value-type="float" office:value="45974500" calcext:value-type="float">
            <text:p>45974500</text:p>
          </table:table-cell>
          <table:table-cell office:value-type="float" office:value="45984700" calcext:value-type="float">
            <text:p>45984700</text:p>
          </table:table-cell>
          <table:table-cell office:value-type="float" office:value="45974500" calcext:value-type="float">
            <text:p>45974500</text:p>
          </table:table-cell>
          <table:table-cell office:value-type="float" office:value="45975700" calcext:value-type="float">
            <text:p>45975700</text:p>
          </table:table-cell>
          <table:table-cell office:value-type="float" office:value="45983400" calcext:value-type="float">
            <text:p>45983400</text:p>
          </table:table-cell>
          <table:table-cell office:value-type="float" office:value="45977800" calcext:value-type="float">
            <text:p>45977800</text:p>
          </table:table-cell>
          <table:table-cell office:value-type="float" office:value="45982300" calcext:value-type="float">
            <text:p>45982300</text:p>
          </table:table-cell>
          <table:table-cell office:value-type="float" office:value="45975900" calcext:value-type="float">
            <text:p>45975900</text:p>
          </table:table-cell>
          <table:table-cell office:value-type="float" office:value="45979100" calcext:value-type="float">
            <text:p>45979100</text:p>
          </table:table-cell>
          <table:table-cell office:value-type="float" office:value="45979600" calcext:value-type="float">
            <text:p>45979600</text:p>
          </table:table-cell>
          <table:table-cell office:value-type="float" office:value="46216700" calcext:value-type="float">
            <text:p>46216700</text:p>
          </table:table-cell>
          <table:table-cell table:number-columns-repeated="2"/>
          <table:table-cell table:formula="of:=MAX([.A10:.CC10])" office:value-type="float" office:value="46216700" calcext:value-type="float">
            <text:p>46216700</text:p>
          </table:table-cell>
          <table:table-cell/>
          <table:table-cell table:formula="of:=STDEV([.CF4:.CF13])" office:value-type="float" office:value="122370.001770587" calcext:value-type="float">
            <text:p>1.224E+05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43865700" calcext:value-type="float">
            <text:p>43865700</text:p>
          </table:table-cell>
          <table:table-cell office:value-type="float" office:value="43851000" calcext:value-type="float">
            <text:p>43851000</text:p>
          </table:table-cell>
          <table:table-cell office:value-type="float" office:value="43855600" calcext:value-type="float">
            <text:p>43855600</text:p>
          </table:table-cell>
          <table:table-cell office:value-type="float" office:value="43839700" calcext:value-type="float">
            <text:p>43839700</text:p>
          </table:table-cell>
          <table:table-cell office:value-type="float" office:value="43862900" calcext:value-type="float">
            <text:p>43862900</text:p>
          </table:table-cell>
          <table:table-cell office:value-type="float" office:value="43852200" calcext:value-type="float">
            <text:p>43852200</text:p>
          </table:table-cell>
          <table:table-cell office:value-type="float" office:value="43854700" calcext:value-type="float">
            <text:p>43854700</text:p>
          </table:table-cell>
          <table:table-cell office:value-type="float" office:value="43861200" calcext:value-type="float">
            <text:p>43861200</text:p>
          </table:table-cell>
          <table:table-cell office:value-type="float" office:value="43866200" calcext:value-type="float">
            <text:p>43866200</text:p>
          </table:table-cell>
          <table:table-cell office:value-type="float" office:value="43872900" calcext:value-type="float">
            <text:p>43872900</text:p>
          </table:table-cell>
          <table:table-cell office:value-type="float" office:value="43869700" calcext:value-type="float">
            <text:p>43869700</text:p>
          </table:table-cell>
          <table:table-cell office:value-type="float" office:value="43868600" calcext:value-type="float">
            <text:p>43868600</text:p>
          </table:table-cell>
          <table:table-cell office:value-type="float" office:value="43867000" calcext:value-type="float">
            <text:p>43867000</text:p>
          </table:table-cell>
          <table:table-cell office:value-type="float" office:value="43868200" calcext:value-type="float">
            <text:p>43868200</text:p>
          </table:table-cell>
          <table:table-cell office:value-type="float" office:value="43886200" calcext:value-type="float">
            <text:p>43886200</text:p>
          </table:table-cell>
          <table:table-cell office:value-type="float" office:value="43877100" calcext:value-type="float">
            <text:p>43877100</text:p>
          </table:table-cell>
          <table:table-cell office:value-type="float" office:value="43855700" calcext:value-type="float">
            <text:p>43855700</text:p>
          </table:table-cell>
          <table:table-cell office:value-type="float" office:value="43868100" calcext:value-type="float">
            <text:p>43868100</text:p>
          </table:table-cell>
          <table:table-cell office:value-type="float" office:value="43837900" calcext:value-type="float">
            <text:p>43837900</text:p>
          </table:table-cell>
          <table:table-cell office:value-type="float" office:value="43848200" calcext:value-type="float">
            <text:p>43848200</text:p>
          </table:table-cell>
          <table:table-cell office:value-type="float" office:value="45019200" calcext:value-type="float">
            <text:p>45019200</text:p>
          </table:table-cell>
          <table:table-cell office:value-type="float" office:value="45035400" calcext:value-type="float">
            <text:p>45035400</text:p>
          </table:table-cell>
          <table:table-cell office:value-type="float" office:value="45009100" calcext:value-type="float">
            <text:p>45009100</text:p>
          </table:table-cell>
          <table:table-cell office:value-type="float" office:value="45017700" calcext:value-type="float">
            <text:p>45017700</text:p>
          </table:table-cell>
          <table:table-cell table:number-columns-repeated="2" office:value-type="float" office:value="45019800" calcext:value-type="float">
            <text:p>45019800</text:p>
          </table:table-cell>
          <table:table-cell office:value-type="float" office:value="45034100" calcext:value-type="float">
            <text:p>45034100</text:p>
          </table:table-cell>
          <table:table-cell office:value-type="float" office:value="45012300" calcext:value-type="float">
            <text:p>45012300</text:p>
          </table:table-cell>
          <table:table-cell office:value-type="float" office:value="45018900" calcext:value-type="float">
            <text:p>45018900</text:p>
          </table:table-cell>
          <table:table-cell office:value-type="float" office:value="45035600" calcext:value-type="float">
            <text:p>45035600</text:p>
          </table:table-cell>
          <table:table-cell office:value-type="float" office:value="45021500" calcext:value-type="float">
            <text:p>45021500</text:p>
          </table:table-cell>
          <table:table-cell office:value-type="float" office:value="45009700" calcext:value-type="float">
            <text:p>45009700</text:p>
          </table:table-cell>
          <table:table-cell office:value-type="float" office:value="45025700" calcext:value-type="float">
            <text:p>45025700</text:p>
          </table:table-cell>
          <table:table-cell office:value-type="float" office:value="45024100" calcext:value-type="float">
            <text:p>45024100</text:p>
          </table:table-cell>
          <table:table-cell office:value-type="float" office:value="45024000" calcext:value-type="float">
            <text:p>45024000</text:p>
          </table:table-cell>
          <table:table-cell office:value-type="float" office:value="45021600" calcext:value-type="float">
            <text:p>45021600</text:p>
          </table:table-cell>
          <table:table-cell office:value-type="float" office:value="45027000" calcext:value-type="float">
            <text:p>45027000</text:p>
          </table:table-cell>
          <table:table-cell office:value-type="float" office:value="45022000" calcext:value-type="float">
            <text:p>45022000</text:p>
          </table:table-cell>
          <table:table-cell office:value-type="float" office:value="45036600" calcext:value-type="float">
            <text:p>45036600</text:p>
          </table:table-cell>
          <table:table-cell office:value-type="float" office:value="45017400" calcext:value-type="float">
            <text:p>45017400</text:p>
          </table:table-cell>
          <table:table-cell office:value-type="float" office:value="45598100" calcext:value-type="float">
            <text:p>45598100</text:p>
          </table:table-cell>
          <table:table-cell office:value-type="float" office:value="45603000" calcext:value-type="float">
            <text:p>45603000</text:p>
          </table:table-cell>
          <table:table-cell office:value-type="float" office:value="45596300" calcext:value-type="float">
            <text:p>45596300</text:p>
          </table:table-cell>
          <table:table-cell office:value-type="float" office:value="45595100" calcext:value-type="float">
            <text:p>45595100</text:p>
          </table:table-cell>
          <table:table-cell office:value-type="float" office:value="45593200" calcext:value-type="float">
            <text:p>45593200</text:p>
          </table:table-cell>
          <table:table-cell office:value-type="float" office:value="45599300" calcext:value-type="float">
            <text:p>45599300</text:p>
          </table:table-cell>
          <table:table-cell office:value-type="float" office:value="45601200" calcext:value-type="float">
            <text:p>45601200</text:p>
          </table:table-cell>
          <table:table-cell office:value-type="float" office:value="45598300" calcext:value-type="float">
            <text:p>45598300</text:p>
          </table:table-cell>
          <table:table-cell office:value-type="float" office:value="45585800" calcext:value-type="float">
            <text:p>45585800</text:p>
          </table:table-cell>
          <table:table-cell office:value-type="float" office:value="45598800" calcext:value-type="float">
            <text:p>45598800</text:p>
          </table:table-cell>
          <table:table-cell office:value-type="float" office:value="45591800" calcext:value-type="float">
            <text:p>45591800</text:p>
          </table:table-cell>
          <table:table-cell office:value-type="float" office:value="45597600" calcext:value-type="float">
            <text:p>45597600</text:p>
          </table:table-cell>
          <table:table-cell office:value-type="float" office:value="45602400" calcext:value-type="float">
            <text:p>45602400</text:p>
          </table:table-cell>
          <table:table-cell office:value-type="float" office:value="45591600" calcext:value-type="float">
            <text:p>45591600</text:p>
          </table:table-cell>
          <table:table-cell office:value-type="float" office:value="45593900" calcext:value-type="float">
            <text:p>45593900</text:p>
          </table:table-cell>
          <table:table-cell office:value-type="float" office:value="45588300" calcext:value-type="float">
            <text:p>45588300</text:p>
          </table:table-cell>
          <table:table-cell office:value-type="float" office:value="45598100" calcext:value-type="float">
            <text:p>45598100</text:p>
          </table:table-cell>
          <table:table-cell office:value-type="float" office:value="45588000" calcext:value-type="float">
            <text:p>45588000</text:p>
          </table:table-cell>
          <table:table-cell office:value-type="float" office:value="45595900" calcext:value-type="float">
            <text:p>45595900</text:p>
          </table:table-cell>
          <table:table-cell office:value-type="float" office:value="45596900" calcext:value-type="float">
            <text:p>45596900</text:p>
          </table:table-cell>
          <table:table-cell office:value-type="float" office:value="45950400" calcext:value-type="float">
            <text:p>45950400</text:p>
          </table:table-cell>
          <table:table-cell office:value-type="float" office:value="45945200" calcext:value-type="float">
            <text:p>45945200</text:p>
          </table:table-cell>
          <table:table-cell office:value-type="float" office:value="45945400" calcext:value-type="float">
            <text:p>45945400</text:p>
          </table:table-cell>
          <table:table-cell office:value-type="float" office:value="45947800" calcext:value-type="float">
            <text:p>45947800</text:p>
          </table:table-cell>
          <table:table-cell office:value-type="float" office:value="45949200" calcext:value-type="float">
            <text:p>45949200</text:p>
          </table:table-cell>
          <table:table-cell office:value-type="float" office:value="45945900" calcext:value-type="float">
            <text:p>45945900</text:p>
          </table:table-cell>
          <table:table-cell office:value-type="float" office:value="45948300" calcext:value-type="float">
            <text:p>45948300</text:p>
          </table:table-cell>
          <table:table-cell office:value-type="float" office:value="45951200" calcext:value-type="float">
            <text:p>45951200</text:p>
          </table:table-cell>
          <table:table-cell office:value-type="float" office:value="45946800" calcext:value-type="float">
            <text:p>45946800</text:p>
          </table:table-cell>
          <table:table-cell office:value-type="float" office:value="45946900" calcext:value-type="float">
            <text:p>45946900</text:p>
          </table:table-cell>
          <table:table-cell office:value-type="float" office:value="45959800" calcext:value-type="float">
            <text:p>45959800</text:p>
          </table:table-cell>
          <table:table-cell office:value-type="float" office:value="45955700" calcext:value-type="float">
            <text:p>45955700</text:p>
          </table:table-cell>
          <table:table-cell office:value-type="float" office:value="45943900" calcext:value-type="float">
            <text:p>45943900</text:p>
          </table:table-cell>
          <table:table-cell office:value-type="float" office:value="45945600" calcext:value-type="float">
            <text:p>45945600</text:p>
          </table:table-cell>
          <table:table-cell office:value-type="float" office:value="45949400" calcext:value-type="float">
            <text:p>45949400</text:p>
          </table:table-cell>
          <table:table-cell office:value-type="float" office:value="45950500" calcext:value-type="float">
            <text:p>45950500</text:p>
          </table:table-cell>
          <table:table-cell office:value-type="float" office:value="45948800" calcext:value-type="float">
            <text:p>45948800</text:p>
          </table:table-cell>
          <table:table-cell office:value-type="float" office:value="45949100" calcext:value-type="float">
            <text:p>45949100</text:p>
          </table:table-cell>
          <table:table-cell office:value-type="float" office:value="45949300" calcext:value-type="float">
            <text:p>45949300</text:p>
          </table:table-cell>
          <table:table-cell office:value-type="float" office:value="45943200" calcext:value-type="float">
            <text:p>45943200</text:p>
          </table:table-cell>
          <table:table-cell office:value-type="float" office:value="46005400" calcext:value-type="float">
            <text:p>46005400</text:p>
          </table:table-cell>
          <table:table-cell table:number-columns-repeated="2"/>
          <table:table-cell table:formula="of:=MAX([.A11:.CC11])" office:value-type="float" office:value="46005400" calcext:value-type="float">
            <text:p>46005400</text:p>
          </table:table-cell>
          <table:table-cell table:number-columns-repeated="3"/>
        </table:table-row>
        <table:table-row table:style-name="ro1">
          <table:table-cell office:value-type="float" office:value="43789000" calcext:value-type="float">
            <text:p>43789000</text:p>
          </table:table-cell>
          <table:table-cell office:value-type="float" office:value="43803300" calcext:value-type="float">
            <text:p>43803300</text:p>
          </table:table-cell>
          <table:table-cell office:value-type="float" office:value="43794000" calcext:value-type="float">
            <text:p>43794000</text:p>
          </table:table-cell>
          <table:table-cell office:value-type="float" office:value="43791400" calcext:value-type="float">
            <text:p>43791400</text:p>
          </table:table-cell>
          <table:table-cell office:value-type="float" office:value="43814600" calcext:value-type="float">
            <text:p>43814600</text:p>
          </table:table-cell>
          <table:table-cell office:value-type="float" office:value="43796500" calcext:value-type="float">
            <text:p>43796500</text:p>
          </table:table-cell>
          <table:table-cell office:value-type="float" office:value="43774000" calcext:value-type="float">
            <text:p>43774000</text:p>
          </table:table-cell>
          <table:table-cell office:value-type="float" office:value="43803300" calcext:value-type="float">
            <text:p>43803300</text:p>
          </table:table-cell>
          <table:table-cell office:value-type="float" office:value="43768100" calcext:value-type="float">
            <text:p>43768100</text:p>
          </table:table-cell>
          <table:table-cell office:value-type="float" office:value="43800700" calcext:value-type="float">
            <text:p>43800700</text:p>
          </table:table-cell>
          <table:table-cell office:value-type="float" office:value="43816000" calcext:value-type="float">
            <text:p>43816000</text:p>
          </table:table-cell>
          <table:table-cell office:value-type="float" office:value="43788600" calcext:value-type="float">
            <text:p>43788600</text:p>
          </table:table-cell>
          <table:table-cell office:value-type="float" office:value="43795000" calcext:value-type="float">
            <text:p>43795000</text:p>
          </table:table-cell>
          <table:table-cell office:value-type="float" office:value="43772000" calcext:value-type="float">
            <text:p>43772000</text:p>
          </table:table-cell>
          <table:table-cell office:value-type="float" office:value="43799100" calcext:value-type="float">
            <text:p>43799100</text:p>
          </table:table-cell>
          <table:table-cell office:value-type="float" office:value="43810200" calcext:value-type="float">
            <text:p>43810200</text:p>
          </table:table-cell>
          <table:table-cell office:value-type="float" office:value="43800300" calcext:value-type="float">
            <text:p>43800300</text:p>
          </table:table-cell>
          <table:table-cell office:value-type="float" office:value="43832100" calcext:value-type="float">
            <text:p>43832100</text:p>
          </table:table-cell>
          <table:table-cell office:value-type="float" office:value="43810000" calcext:value-type="float">
            <text:p>43810000</text:p>
          </table:table-cell>
          <table:table-cell office:value-type="float" office:value="43793100" calcext:value-type="float">
            <text:p>43793100</text:p>
          </table:table-cell>
          <table:table-cell office:value-type="float" office:value="44972600" calcext:value-type="float">
            <text:p>44972600</text:p>
          </table:table-cell>
          <table:table-cell office:value-type="float" office:value="44965900" calcext:value-type="float">
            <text:p>44965900</text:p>
          </table:table-cell>
          <table:table-cell office:value-type="float" office:value="44979700" calcext:value-type="float">
            <text:p>44979700</text:p>
          </table:table-cell>
          <table:table-cell office:value-type="float" office:value="44956200" calcext:value-type="float">
            <text:p>44956200</text:p>
          </table:table-cell>
          <table:table-cell office:value-type="float" office:value="44961400" calcext:value-type="float">
            <text:p>44961400</text:p>
          </table:table-cell>
          <table:table-cell office:value-type="float" office:value="44966100" calcext:value-type="float">
            <text:p>44966100</text:p>
          </table:table-cell>
          <table:table-cell office:value-type="float" office:value="44977200" calcext:value-type="float">
            <text:p>44977200</text:p>
          </table:table-cell>
          <table:table-cell office:value-type="float" office:value="44962500" calcext:value-type="float">
            <text:p>44962500</text:p>
          </table:table-cell>
          <table:table-cell office:value-type="float" office:value="44973300" calcext:value-type="float">
            <text:p>44973300</text:p>
          </table:table-cell>
          <table:table-cell office:value-type="float" office:value="44983400" calcext:value-type="float">
            <text:p>44983400</text:p>
          </table:table-cell>
          <table:table-cell office:value-type="float" office:value="44970900" calcext:value-type="float">
            <text:p>44970900</text:p>
          </table:table-cell>
          <table:table-cell office:value-type="float" office:value="44970000" calcext:value-type="float">
            <text:p>44970000</text:p>
          </table:table-cell>
          <table:table-cell office:value-type="float" office:value="44975000" calcext:value-type="float">
            <text:p>44975000</text:p>
          </table:table-cell>
          <table:table-cell office:value-type="float" office:value="44968800" calcext:value-type="float">
            <text:p>44968800</text:p>
          </table:table-cell>
          <table:table-cell office:value-type="float" office:value="44974200" calcext:value-type="float">
            <text:p>44974200</text:p>
          </table:table-cell>
          <table:table-cell office:value-type="float" office:value="44968700" calcext:value-type="float">
            <text:p>44968700</text:p>
          </table:table-cell>
          <table:table-cell office:value-type="float" office:value="44974300" calcext:value-type="float">
            <text:p>44974300</text:p>
          </table:table-cell>
          <table:table-cell office:value-type="float" office:value="44964300" calcext:value-type="float">
            <text:p>44964300</text:p>
          </table:table-cell>
          <table:table-cell office:value-type="float" office:value="44960300" calcext:value-type="float">
            <text:p>44960300</text:p>
          </table:table-cell>
          <table:table-cell office:value-type="float" office:value="44984500" calcext:value-type="float">
            <text:p>44984500</text:p>
          </table:table-cell>
          <table:table-cell office:value-type="float" office:value="45553500" calcext:value-type="float">
            <text:p>45553500</text:p>
          </table:table-cell>
          <table:table-cell office:value-type="float" office:value="45558400" calcext:value-type="float">
            <text:p>45558400</text:p>
          </table:table-cell>
          <table:table-cell office:value-type="float" office:value="45546100" calcext:value-type="float">
            <text:p>45546100</text:p>
          </table:table-cell>
          <table:table-cell office:value-type="float" office:value="45549800" calcext:value-type="float">
            <text:p>45549800</text:p>
          </table:table-cell>
          <table:table-cell office:value-type="float" office:value="45561200" calcext:value-type="float">
            <text:p>45561200</text:p>
          </table:table-cell>
          <table:table-cell office:value-type="float" office:value="45551900" calcext:value-type="float">
            <text:p>45551900</text:p>
          </table:table-cell>
          <table:table-cell office:value-type="float" office:value="45555200" calcext:value-type="float">
            <text:p>45555200</text:p>
          </table:table-cell>
          <table:table-cell office:value-type="float" office:value="45553000" calcext:value-type="float">
            <text:p>45553000</text:p>
          </table:table-cell>
          <table:table-cell office:value-type="float" office:value="45550400" calcext:value-type="float">
            <text:p>45550400</text:p>
          </table:table-cell>
          <table:table-cell office:value-type="float" office:value="45563600" calcext:value-type="float">
            <text:p>45563600</text:p>
          </table:table-cell>
          <table:table-cell office:value-type="float" office:value="45554700" calcext:value-type="float">
            <text:p>45554700</text:p>
          </table:table-cell>
          <table:table-cell office:value-type="float" office:value="45558400" calcext:value-type="float">
            <text:p>45558400</text:p>
          </table:table-cell>
          <table:table-cell office:value-type="float" office:value="45555000" calcext:value-type="float">
            <text:p>45555000</text:p>
          </table:table-cell>
          <table:table-cell office:value-type="float" office:value="45550900" calcext:value-type="float">
            <text:p>45550900</text:p>
          </table:table-cell>
          <table:table-cell office:value-type="float" office:value="45557200" calcext:value-type="float">
            <text:p>45557200</text:p>
          </table:table-cell>
          <table:table-cell office:value-type="float" office:value="45559700" calcext:value-type="float">
            <text:p>45559700</text:p>
          </table:table-cell>
          <table:table-cell office:value-type="float" office:value="45556300" calcext:value-type="float">
            <text:p>45556300</text:p>
          </table:table-cell>
          <table:table-cell office:value-type="float" office:value="45545100" calcext:value-type="float">
            <text:p>45545100</text:p>
          </table:table-cell>
          <table:table-cell office:value-type="float" office:value="45547100" calcext:value-type="float">
            <text:p>45547100</text:p>
          </table:table-cell>
          <table:table-cell office:value-type="float" office:value="45556200" calcext:value-type="float">
            <text:p>45556200</text:p>
          </table:table-cell>
          <table:table-cell office:value-type="float" office:value="45925700" calcext:value-type="float">
            <text:p>45925700</text:p>
          </table:table-cell>
          <table:table-cell office:value-type="float" office:value="45929500" calcext:value-type="float">
            <text:p>45929500</text:p>
          </table:table-cell>
          <table:table-cell office:value-type="float" office:value="45930500" calcext:value-type="float">
            <text:p>45930500</text:p>
          </table:table-cell>
          <table:table-cell office:value-type="float" office:value="45926500" calcext:value-type="float">
            <text:p>45926500</text:p>
          </table:table-cell>
          <table:table-cell office:value-type="float" office:value="45928800" calcext:value-type="float">
            <text:p>45928800</text:p>
          </table:table-cell>
          <table:table-cell office:value-type="float" office:value="45921100" calcext:value-type="float">
            <text:p>45921100</text:p>
          </table:table-cell>
          <table:table-cell office:value-type="float" office:value="45921700" calcext:value-type="float">
            <text:p>45921700</text:p>
          </table:table-cell>
          <table:table-cell office:value-type="float" office:value="45921400" calcext:value-type="float">
            <text:p>45921400</text:p>
          </table:table-cell>
          <table:table-cell office:value-type="float" office:value="45930500" calcext:value-type="float">
            <text:p>45930500</text:p>
          </table:table-cell>
          <table:table-cell office:value-type="float" office:value="45924800" calcext:value-type="float">
            <text:p>45924800</text:p>
          </table:table-cell>
          <table:table-cell office:value-type="float" office:value="45926800" calcext:value-type="float">
            <text:p>45926800</text:p>
          </table:table-cell>
          <table:table-cell office:value-type="float" office:value="45926400" calcext:value-type="float">
            <text:p>45926400</text:p>
          </table:table-cell>
          <table:table-cell office:value-type="float" office:value="45925400" calcext:value-type="float">
            <text:p>45925400</text:p>
          </table:table-cell>
          <table:table-cell office:value-type="float" office:value="45924600" calcext:value-type="float">
            <text:p>45924600</text:p>
          </table:table-cell>
          <table:table-cell office:value-type="float" office:value="45925600" calcext:value-type="float">
            <text:p>45925600</text:p>
          </table:table-cell>
          <table:table-cell office:value-type="float" office:value="45922700" calcext:value-type="float">
            <text:p>45922700</text:p>
          </table:table-cell>
          <table:table-cell office:value-type="float" office:value="45927100" calcext:value-type="float">
            <text:p>45927100</text:p>
          </table:table-cell>
          <table:table-cell office:value-type="float" office:value="45920900" calcext:value-type="float">
            <text:p>45920900</text:p>
          </table:table-cell>
          <table:table-cell office:value-type="float" office:value="45924400" calcext:value-type="float">
            <text:p>45924400</text:p>
          </table:table-cell>
          <table:table-cell office:value-type="float" office:value="45919400" calcext:value-type="float">
            <text:p>45919400</text:p>
          </table:table-cell>
          <table:table-cell office:value-type="float" office:value="46126500" calcext:value-type="float">
            <text:p>46126500</text:p>
          </table:table-cell>
          <table:table-cell table:number-columns-repeated="2"/>
          <table:table-cell table:formula="of:=MAX([.A12:.CC12])" office:value-type="float" office:value="46126500" calcext:value-type="float">
            <text:p>46126500</text:p>
          </table:table-cell>
          <table:table-cell table:number-columns-repeated="3"/>
        </table:table-row>
        <table:table-row table:style-name="ro1">
          <table:table-cell office:value-type="float" office:value="43796200" calcext:value-type="float">
            <text:p>43796200</text:p>
          </table:table-cell>
          <table:table-cell office:value-type="float" office:value="43802300" calcext:value-type="float">
            <text:p>43802300</text:p>
          </table:table-cell>
          <table:table-cell office:value-type="float" office:value="43800300" calcext:value-type="float">
            <text:p>43800300</text:p>
          </table:table-cell>
          <table:table-cell office:value-type="float" office:value="43775800" calcext:value-type="float">
            <text:p>43775800</text:p>
          </table:table-cell>
          <table:table-cell office:value-type="float" office:value="43803500" calcext:value-type="float">
            <text:p>43803500</text:p>
          </table:table-cell>
          <table:table-cell office:value-type="float" office:value="43777900" calcext:value-type="float">
            <text:p>43777900</text:p>
          </table:table-cell>
          <table:table-cell office:value-type="float" office:value="43779700" calcext:value-type="float">
            <text:p>43779700</text:p>
          </table:table-cell>
          <table:table-cell office:value-type="float" office:value="43803000" calcext:value-type="float">
            <text:p>43803000</text:p>
          </table:table-cell>
          <table:table-cell office:value-type="float" office:value="43800100" calcext:value-type="float">
            <text:p>43800100</text:p>
          </table:table-cell>
          <table:table-cell office:value-type="float" office:value="43792700" calcext:value-type="float">
            <text:p>43792700</text:p>
          </table:table-cell>
          <table:table-cell office:value-type="float" office:value="43771000" calcext:value-type="float">
            <text:p>43771000</text:p>
          </table:table-cell>
          <table:table-cell office:value-type="float" office:value="43782200" calcext:value-type="float">
            <text:p>43782200</text:p>
          </table:table-cell>
          <table:table-cell office:value-type="float" office:value="43786700" calcext:value-type="float">
            <text:p>43786700</text:p>
          </table:table-cell>
          <table:table-cell office:value-type="float" office:value="43786600" calcext:value-type="float">
            <text:p>43786600</text:p>
          </table:table-cell>
          <table:table-cell office:value-type="float" office:value="43793100" calcext:value-type="float">
            <text:p>43793100</text:p>
          </table:table-cell>
          <table:table-cell office:value-type="float" office:value="43770900" calcext:value-type="float">
            <text:p>43770900</text:p>
          </table:table-cell>
          <table:table-cell office:value-type="float" office:value="43790200" calcext:value-type="float">
            <text:p>43790200</text:p>
          </table:table-cell>
          <table:table-cell office:value-type="float" office:value="43803700" calcext:value-type="float">
            <text:p>43803700</text:p>
          </table:table-cell>
          <table:table-cell office:value-type="float" office:value="43788200" calcext:value-type="float">
            <text:p>43788200</text:p>
          </table:table-cell>
          <table:table-cell office:value-type="float" office:value="43796700" calcext:value-type="float">
            <text:p>43796700</text:p>
          </table:table-cell>
          <table:table-cell office:value-type="float" office:value="44961900" calcext:value-type="float">
            <text:p>44961900</text:p>
          </table:table-cell>
          <table:table-cell office:value-type="float" office:value="44939900" calcext:value-type="float">
            <text:p>44939900</text:p>
          </table:table-cell>
          <table:table-cell office:value-type="float" office:value="44945500" calcext:value-type="float">
            <text:p>44945500</text:p>
          </table:table-cell>
          <table:table-cell office:value-type="float" office:value="44948100" calcext:value-type="float">
            <text:p>44948100</text:p>
          </table:table-cell>
          <table:table-cell office:value-type="float" office:value="44945000" calcext:value-type="float">
            <text:p>44945000</text:p>
          </table:table-cell>
          <table:table-cell office:value-type="float" office:value="44940200" calcext:value-type="float">
            <text:p>44940200</text:p>
          </table:table-cell>
          <table:table-cell office:value-type="float" office:value="44946500" calcext:value-type="float">
            <text:p>44946500</text:p>
          </table:table-cell>
          <table:table-cell office:value-type="float" office:value="44941800" calcext:value-type="float">
            <text:p>44941800</text:p>
          </table:table-cell>
          <table:table-cell office:value-type="float" office:value="44944900" calcext:value-type="float">
            <text:p>44944900</text:p>
          </table:table-cell>
          <table:table-cell office:value-type="float" office:value="44945900" calcext:value-type="float">
            <text:p>44945900</text:p>
          </table:table-cell>
          <table:table-cell office:value-type="float" office:value="44944500" calcext:value-type="float">
            <text:p>44944500</text:p>
          </table:table-cell>
          <table:table-cell office:value-type="float" office:value="44953500" calcext:value-type="float">
            <text:p>44953500</text:p>
          </table:table-cell>
          <table:table-cell office:value-type="float" office:value="44953600" calcext:value-type="float">
            <text:p>44953600</text:p>
          </table:table-cell>
          <table:table-cell office:value-type="float" office:value="44949200" calcext:value-type="float">
            <text:p>44949200</text:p>
          </table:table-cell>
          <table:table-cell office:value-type="float" office:value="44949300" calcext:value-type="float">
            <text:p>44949300</text:p>
          </table:table-cell>
          <table:table-cell office:value-type="float" office:value="44937500" calcext:value-type="float">
            <text:p>44937500</text:p>
          </table:table-cell>
          <table:table-cell office:value-type="float" office:value="44951900" calcext:value-type="float">
            <text:p>44951900</text:p>
          </table:table-cell>
          <table:table-cell office:value-type="float" office:value="44950300" calcext:value-type="float">
            <text:p>44950300</text:p>
          </table:table-cell>
          <table:table-cell office:value-type="float" office:value="44947100" calcext:value-type="float">
            <text:p>44947100</text:p>
          </table:table-cell>
          <table:table-cell office:value-type="float" office:value="44944400" calcext:value-type="float">
            <text:p>44944400</text:p>
          </table:table-cell>
          <table:table-cell office:value-type="float" office:value="45833100" calcext:value-type="float">
            <text:p>45833100</text:p>
          </table:table-cell>
          <table:table-cell office:value-type="float" office:value="45840500" calcext:value-type="float">
            <text:p>45840500</text:p>
          </table:table-cell>
          <table:table-cell office:value-type="float" office:value="45836800" calcext:value-type="float">
            <text:p>45836800</text:p>
          </table:table-cell>
          <table:table-cell office:value-type="float" office:value="45833500" calcext:value-type="float">
            <text:p>45833500</text:p>
          </table:table-cell>
          <table:table-cell office:value-type="float" office:value="45835400" calcext:value-type="float">
            <text:p>45835400</text:p>
          </table:table-cell>
          <table:table-cell office:value-type="float" office:value="45836800" calcext:value-type="float">
            <text:p>45836800</text:p>
          </table:table-cell>
          <table:table-cell office:value-type="float" office:value="45835300" calcext:value-type="float">
            <text:p>45835300</text:p>
          </table:table-cell>
          <table:table-cell office:value-type="float" office:value="45836900" calcext:value-type="float">
            <text:p>45836900</text:p>
          </table:table-cell>
          <table:table-cell office:value-type="float" office:value="45835200" calcext:value-type="float">
            <text:p>45835200</text:p>
          </table:table-cell>
          <table:table-cell office:value-type="float" office:value="45838200" calcext:value-type="float">
            <text:p>45838200</text:p>
          </table:table-cell>
          <table:table-cell office:value-type="float" office:value="45838900" calcext:value-type="float">
            <text:p>45838900</text:p>
          </table:table-cell>
          <table:table-cell office:value-type="float" office:value="45846200" calcext:value-type="float">
            <text:p>45846200</text:p>
          </table:table-cell>
          <table:table-cell office:value-type="float" office:value="45831400" calcext:value-type="float">
            <text:p>45831400</text:p>
          </table:table-cell>
          <table:table-cell office:value-type="float" office:value="45836700" calcext:value-type="float">
            <text:p>45836700</text:p>
          </table:table-cell>
          <table:table-cell office:value-type="float" office:value="45835500" calcext:value-type="float">
            <text:p>45835500</text:p>
          </table:table-cell>
          <table:table-cell office:value-type="float" office:value="45843600" calcext:value-type="float">
            <text:p>45843600</text:p>
          </table:table-cell>
          <table:table-cell office:value-type="float" office:value="45831300" calcext:value-type="float">
            <text:p>45831300</text:p>
          </table:table-cell>
          <table:table-cell office:value-type="float" office:value="45834900" calcext:value-type="float">
            <text:p>45834900</text:p>
          </table:table-cell>
          <table:table-cell office:value-type="float" office:value="45833900" calcext:value-type="float">
            <text:p>45833900</text:p>
          </table:table-cell>
          <table:table-cell office:value-type="float" office:value="45831800" calcext:value-type="float">
            <text:p>45831800</text:p>
          </table:table-cell>
          <table:table-cell office:value-type="float" office:value="46102400" calcext:value-type="float">
            <text:p>46102400</text:p>
          </table:table-cell>
          <table:table-cell office:value-type="float" office:value="46103800" calcext:value-type="float">
            <text:p>46103800</text:p>
          </table:table-cell>
          <table:table-cell office:value-type="float" office:value="46098500" calcext:value-type="float">
            <text:p>46098500</text:p>
          </table:table-cell>
          <table:table-cell office:value-type="float" office:value="46108100" calcext:value-type="float">
            <text:p>46108100</text:p>
          </table:table-cell>
          <table:table-cell office:value-type="float" office:value="46103700" calcext:value-type="float">
            <text:p>46103700</text:p>
          </table:table-cell>
          <table:table-cell office:value-type="float" office:value="46105600" calcext:value-type="float">
            <text:p>46105600</text:p>
          </table:table-cell>
          <table:table-cell office:value-type="float" office:value="46104700" calcext:value-type="float">
            <text:p>46104700</text:p>
          </table:table-cell>
          <table:table-cell office:value-type="float" office:value="46101200" calcext:value-type="float">
            <text:p>46101200</text:p>
          </table:table-cell>
          <table:table-cell office:value-type="float" office:value="46101500" calcext:value-type="float">
            <text:p>46101500</text:p>
          </table:table-cell>
          <table:table-cell office:value-type="float" office:value="46099100" calcext:value-type="float">
            <text:p>46099100</text:p>
          </table:table-cell>
          <table:table-cell office:value-type="float" office:value="46109700" calcext:value-type="float">
            <text:p>46109700</text:p>
          </table:table-cell>
          <table:table-cell office:value-type="float" office:value="46103100" calcext:value-type="float">
            <text:p>46103100</text:p>
          </table:table-cell>
          <table:table-cell office:value-type="float" office:value="46102900" calcext:value-type="float">
            <text:p>46102900</text:p>
          </table:table-cell>
          <table:table-cell office:value-type="float" office:value="46109000" calcext:value-type="float">
            <text:p>46109000</text:p>
          </table:table-cell>
          <table:table-cell office:value-type="float" office:value="46101700" calcext:value-type="float">
            <text:p>46101700</text:p>
          </table:table-cell>
          <table:table-cell office:value-type="float" office:value="46105900" calcext:value-type="float">
            <text:p>46105900</text:p>
          </table:table-cell>
          <table:table-cell office:value-type="float" office:value="46105200" calcext:value-type="float">
            <text:p>46105200</text:p>
          </table:table-cell>
          <table:table-cell office:value-type="float" office:value="46104800" calcext:value-type="float">
            <text:p>46104800</text:p>
          </table:table-cell>
          <table:table-cell office:value-type="float" office:value="46104700" calcext:value-type="float">
            <text:p>46104700</text:p>
          </table:table-cell>
          <table:table-cell office:value-type="float" office:value="46101900" calcext:value-type="float">
            <text:p>46101900</text:p>
          </table:table-cell>
          <table:table-cell office:value-type="float" office:value="46199800" calcext:value-type="float">
            <text:p>46199800</text:p>
          </table:table-cell>
          <table:table-cell table:number-columns-repeated="2"/>
          <table:table-cell table:formula="of:=MAX([.A13:.CC13])" office:value-type="float" office:value="46199800" calcext:value-type="float">
            <text:p>46199800</text:p>
          </table:table-cell>
          <table:table-cell table:number-columns-repeated="3"/>
        </table:table-row>
        <table:table-row table:style-name="ro1" table:number-rows-repeated="1048562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00:24:41.394564752</dc:date>
    <meta:editing-duration>PT3M11S</meta:editing-duration>
    <meta:editing-cycles>1</meta:editing-cycles>
    <meta:document-statistic meta:table-count="1" meta:cell-count="842" meta:object-count="0"/>
    <meta:generator>LibreOffice/5.1.6.2$Linux_X86_64 LibreOffice_project/10m0$Build-2</meta:generator>
  </office:meta>
</office:document-meta>
</file>